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ff" fo:font-size="10pt" fo:language="zxx" fo:country="none" style:font-size-asian="10pt" style:font-size-complex="10pt"/>
    </style:style>
    <style:style style:name="P3" style:family="paragraph" style:parent-style-name="Standard">
      <style:paragraph-properties style:text-autospace="none"/>
      <style:text-properties fo:color="#008000" fo:font-size="10pt" fo:language="zxx" fo:country="none" style:font-size-asian="10pt" style:font-size-complex="10pt"/>
    </style:style>
    <style:style style:name="P4" style:family="paragraph" style:parent-style-name="Standard">
      <style:paragraph-properties style:text-autospace="none"/>
      <style:text-properties fo:color="#808080" fo:font-size="10pt" fo:language="zxx" fo:country="none" style:font-size-asian="10pt" style:font-size-complex="10pt"/>
    </style:style>
    <style:style style:name="P5" style:family="paragraph" style:parent-style-name="Standard">
      <style:paragraph-properties style:text-autospace="none"/>
      <style:text-properties fo:color="#0000ff" fo:font-size="10pt" fo:language="zxx" fo:country="none" style:font-size-asian="10pt" style:font-size-complex="10pt"/>
    </style:style>
    <style:style style:name="P6" style:family="paragraph" style:parent-style-name="Standard" style:list-style-name="">
      <style:paragraph-properties style:text-autospace="none"/>
      <style:text-properties fo:color="#0000ff" fo:font-size="10pt" fo:language="none" fo:country="none" style:font-size-asian="10pt" style:font-size-complex="10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 style:list-style-name="">
      <style:paragraph-properties style:text-autospace="none"/>
    </style:style>
    <style:style style:name="P9" style:family="paragraph" style:parent-style-name="Standard" style:list-style-name="">
      <style:paragraph-properties style:text-autospace="none"/>
      <style:text-properties fo:color="#008000" fo:font-size="10pt" fo:language="none" fo:country="none" style:font-size-asian="10pt" style:font-size-complex="10pt"/>
    </style:style>
    <style:style style:name="P10" style:family="paragraph" style:parent-style-name="Standard" style:list-style-name="">
      <style:paragraph-properties style:text-autospace="none"/>
      <style:text-properties fo:color="#808080" fo:font-size="10pt" fo:language="none" fo:country="none" style:font-size-asian="10pt" style:font-size-complex="10pt"/>
    </style:style>
    <style:style style:name="T1" style:family="text">
      <style:text-properties fo:color="#0000ff" fo:font-size="10pt" fo:language="zxx" fo:country="none" style:font-size-asian="10pt" style:font-size-complex="10pt"/>
    </style:style>
    <style:style style:name="T2" style:family="text">
      <style:text-properties fo:color="#0000ff" fo:font-size="10pt" fo:language="none" fo:country="none" style:font-size-asian="10pt" style:font-size-complex="10pt"/>
    </style:style>
    <style:style style:name="T3" style:family="text">
      <style:text-properties style:use-window-font-color="true" fo:font-size="10pt" fo:language="zxx" fo:country="none" style:font-size-asian="10pt" style:font-size-complex="10pt"/>
    </style:style>
    <style:style style:name="T4" style:family="text">
      <style:text-properties style:use-window-font-color="true" fo:font-size="10pt" fo:language="none" fo:country="none" style:font-size-asian="10pt" style:font-size-complex="10pt"/>
    </style:style>
    <style:style style:name="T5" style:family="text">
      <style:text-properties fo:color="#008080" fo:font-size="10pt" fo:language="zxx" fo:country="none" style:font-size-asian="10pt" style:font-size-complex="10pt"/>
    </style:style>
    <style:style style:name="T6" style:family="text">
      <style:text-properties fo:color="#008080" fo:font-size="10pt" fo:language="none" fo:country="none" style:font-size-asian="10pt" style:font-size-complex="10pt"/>
    </style:style>
    <style:style style:name="T7" style:family="text">
      <style:text-properties fo:color="#808080" fo:font-size="10pt" fo:language="zxx" fo:country="none" style:font-size-asian="10pt" style:font-size-complex="10pt"/>
    </style:style>
    <style:style style:name="T8" style:family="text">
      <style:text-properties fo:color="#808080" fo:font-size="10pt" fo:language="none" fo:country="none" style:font-size-asian="10pt" style:font-size-complex="10pt"/>
    </style:style>
    <style:style style:name="T9" style:family="text">
      <style:text-properties fo:color="#ff0000" fo:font-size="10pt" fo:language="zxx" fo:country="none" style:font-size-asian="10pt" style:font-size-complex="10pt"/>
    </style:style>
    <style:style style:name="T10" style:family="text">
      <style:text-properties fo:color="#ff0000" fo:font-size="10pt" fo:language="none" fo:country="none" style:font-size-asian="10pt" style:font-size-complex="10pt"/>
    </style:style>
    <style:style style:name="T11" style:family="text">
      <style:text-properties fo:color="#ff00ff" fo:font-size="10pt" fo:language="zxx" fo:country="none" style:font-size-asian="10pt" style:font-size-complex="10pt"/>
    </style:style>
    <style:style style:name="T12" style:family="text">
      <style:text-properties fo:color="#ff00ff" fo:font-size="10pt" fo:language="none" fo:country="non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REATE</text:span><text:span text:style-name="T4"> </text:span><text:span text:style-name="T2">DATABASE</text:span><text:span text:style-name="T4"> </text:span><text:span text:style-name="T6">[BiblioEPFC]</text:span></text:p>
      <text:p text:style-name="P6">GO</text:p>
      <text:p text:style-name="P8"><text:span text:style-name="T2">USE</text:span><text:span text:style-name="T4"> </text:span><text:span text:style-name="T6">[BiblioEPFC]</text:span></text:p>
      <text:p text:style-name="P6">GO</text:p>
      <text:p text:style-name="P9">/****** Object: <text:s/>Table [dbo].[Type] <text:s text:c="3"/>Script Date: 03/16/2014 14:53:47 ******/</text:p>
      <text:p text:style-name="P8"><text:span text:style-name="T2">SET</text:span><text:span text:style-name="T4"> </text:span><text:span text:style-name="T2">ANSI_NULLS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QUOTED_IDENTIFIER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ANSI_PADDING</text:span><text:span text:style-name="T4"> </text:span><text:span text:style-name="T2">ON</text:span></text:p>
      <text:p text:style-name="P6">GO</text:p>
      <text:p text:style-name="P8"><text:span text:style-name="T2">CREATE</text:span><text:span text:style-name="T4"> </text:span><text:span text:style-name="T2">TABLE</text:span><text:span text:style-name="T4"> </text:span><text:span text:style-name="T6">[dbo]</text:span><text:span text:style-name="T8">.</text:span><text:span text:style-name="T6">[Type]</text:span><text:span text:style-name="T8">(</text:span></text:p>
      <text:p text:style-name="P8"><text:span text:style-name="T4"><text:tab/></text:span><text:span text:style-name="T6">[idType]</text:span><text:span text:style-name="T4"> </text:span><text:span text:style-name="T6">[int]</text:span><text:span text:style-name="T4"> </text:span><text:span text:style-name="T2">IDENTITY</text:span><text:span text:style-name="T8">(</text:span><text:span text:style-name="T4">1</text:span><text:span text:style-name="T8">,</text:span><text:span text:style-name="T4">1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description]</text:span><text:span text:style-name="T4"> </text:span><text:span text:style-name="T6">[varchar]</text:span><text:span text:style-name="T8">(</text:span><text:span text:style-name="T4">50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Sigle]</text:span><text:span text:style-name="T4"> </text:span><text:span text:style-name="T6">[char]</text:span><text:span text:style-name="T8">(</text:span><text:span text:style-name="T4">4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s/></text:span><text:span text:style-name="T2">CONSTRAINT</text:span><text:span text:style-name="T4"> </text:span><text:span text:style-name="T6">[PK_Type]</text:span><text:span text:style-name="T4"> </text:span><text:span text:style-name="T2">PRIMARY</text:span><text:span text:style-name="T4"> </text:span><text:span text:style-name="T2">KEY</text:span><text:span text:style-name="T4"> </text:span><text:span text:style-name="T2">CLUSTERED</text:span><text:span text:style-name="T4"> </text:span></text:p>
      <text:p text:style-name="P10">(</text:p>
      <text:p text:style-name="P8"><text:span text:style-name="T4"><text:tab/></text:span><text:span text:style-name="T6">[idType]</text:span><text:span text:style-name="T4"> </text:span><text:span text:style-name="T2">ASC</text:span></text:p>
      <text:p text:style-name="P8"><text:span text:style-name="T8">)</text:span><text:span text:style-name="T2">WITH </text:span><text:span text:style-name="T8">(</text:span><text:span text:style-name="T2">PAD_INDEX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STATISTICS_NORECOMPUTE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IGNORE_DUP_KEY</text:span><text:span text:style-name="T4"> </text:span><text:span text:style-name="T8">=</text:span><text:span text:style-name="T4"> </text:span><text:span text:style-name="T2">OFF</text:span><text:span text:style-name="T8">,</text:span><text:span text:style-name="T4"> </text:span><text:span text:style-name="T2">ALLOW_ROW_LOCKS</text:span><text:span text:style-name="T4"> <text:s/></text:span><text:span text:style-name="T8">=</text:span><text:span text:style-name="T4"> </text:span><text:span text:style-name="T2">ON</text:span><text:span text:style-name="T8">,</text:span><text:span text:style-name="T4"> </text:span><text:span text:style-name="T2">ALLOW_PAGE_LOCKS</text:span><text:span text:style-name="T4"> <text:s/></text:span><text:span text:style-name="T8">=</text:span><text:span text:style-name="T4"> </text:span><text:span text:style-name="T2">ON</text:span><text:span text:style-name="T8">)</text:span><text:span text:style-name="T4"> </text:span><text:span text:style-name="T2">ON</text:span><text:span text:style-name="T4"> </text:span><text:span text:style-name="T6">[PRIMARY]</text:span></text:p>
      <text:p text:style-name="P8"><text:span text:style-name="T8">)</text:span><text:span text:style-name="T4"> </text:span><text:span text:style-name="T2">ON</text:span><text:span text:style-name="T4"> </text:span><text:span text:style-name="T6">[PRIMARY]</text:span></text:p>
      <text:p text:style-name="P6">GO</text:p>
      <text:p text:style-name="P8"><text:span text:style-name="T2">SET</text:span><text:span text:style-name="T4"> </text:span><text:span text:style-name="T2">ANSI_PADDING</text:span><text:span text:style-name="T4"> </text:span><text:span text:style-name="T2">OFF</text:span></text:p>
      <text:p text:style-name="P6">GO</text:p>
      <text:p text:style-name="P8"><text:span text:style-name="T2">SET</text:span><text:span text:style-name="T4"> </text:span><text:span text:style-name="T2">IDENTITY_INSERT</text:span><text:span text:style-name="T4"> </text:span><text:span text:style-name="T6">[dbo]</text:span><text:span text:style-name="T8">.</text:span><text:span text:style-name="T6">[Type]</text:span><text:span text:style-name="T4"> </text:span><text:span text:style-name="T2">ON</text:span></text:p>
      <text:p text:style-name="P8"><text:span text:style-name="T2">INSERT</text:span><text:span text:style-name="T4"> </text:span><text:span text:style-name="T6">[dbo]</text:span><text:span text:style-name="T8">.</text:span><text:span text:style-name="T6">[Type]</text:span><text:span text:style-name="T2"> </text:span><text:span text:style-name="T8">(</text:span><text:span text:style-name="T6">[idType]</text:span><text:span text:style-name="T8">,</text:span><text:span text:style-name="T4"> </text:span><text:span text:style-name="T6">[description]</text:span><text:span text:style-name="T8">,</text:span><text:span text:style-name="T4"> </text:span><text:span text:style-name="T6">[Sigle]</text:span><text:span text:style-name="T8">)</text:span><text:span text:style-name="T4"> </text:span><text:span text:style-name="T2">VALUES </text:span><text:span text:style-name="T8">(</text:span><text:span text:style-name="T4">1</text:span><text:span text:style-name="T8">,</text:span><text:span text:style-name="T4"> </text:span><text:span text:style-name="T10">N'syllabus de cours'</text:span><text:span text:style-name="T8">,</text:span><text:span text:style-name="T4"> </text:span><text:span text:style-name="T10">N'SYLL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Type]</text:span><text:span text:style-name="T2"> </text:span><text:span text:style-name="T8">(</text:span><text:span text:style-name="T6">[idType]</text:span><text:span text:style-name="T8">,</text:span><text:span text:style-name="T4"> </text:span><text:span text:style-name="T6">[description]</text:span><text:span text:style-name="T8">,</text:span><text:span text:style-name="T4"> </text:span><text:span text:style-name="T6">[Sigle]</text:span><text:span text:style-name="T8">)</text:span><text:span text:style-name="T4"> </text:span><text:span text:style-name="T2">VALUES </text:span><text:span text:style-name="T8">(</text:span><text:span text:style-name="T4">2</text:span><text:span text:style-name="T8">,</text:span><text:span text:style-name="T4"> </text:span><text:span text:style-name="T10">N'rapport stage en entreprise'</text:span><text:span text:style-name="T8">,</text:span><text:span text:style-name="T4"> </text:span><text:span text:style-name="T10">N'SBIN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Type]</text:span><text:span text:style-name="T2"> </text:span><text:span text:style-name="T8">(</text:span><text:span text:style-name="T6">[idType]</text:span><text:span text:style-name="T8">,</text:span><text:span text:style-name="T4"> </text:span><text:span text:style-name="T6">[description]</text:span><text:span text:style-name="T8">,</text:span><text:span text:style-name="T4"> </text:span><text:span text:style-name="T6">[Sigle]</text:span><text:span text:style-name="T8">)</text:span><text:span text:style-name="T4"> </text:span><text:span text:style-name="T2">VALUES </text:span><text:span text:style-name="T8">(</text:span><text:span text:style-name="T4">3</text:span><text:span text:style-name="T8">,</text:span><text:span text:style-name="T4"> </text:span><text:span text:style-name="T10">N'rapport Travail de fin d''étude'</text:span><text:span text:style-name="T8">,</text:span><text:span text:style-name="T4"> </text:span><text:span text:style-name="T10">N'RTFE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Type]</text:span><text:span text:style-name="T2"> </text:span><text:span text:style-name="T8">(</text:span><text:span text:style-name="T6">[idType]</text:span><text:span text:style-name="T8">,</text:span><text:span text:style-name="T4"> </text:span><text:span text:style-name="T6">[description]</text:span><text:span text:style-name="T8">,</text:span><text:span text:style-name="T4"> </text:span><text:span text:style-name="T6">[Sigle]</text:span><text:span text:style-name="T8">)</text:span><text:span text:style-name="T4"> </text:span><text:span text:style-name="T2">VALUES </text:span><text:span text:style-name="T8">(</text:span><text:span text:style-name="T4">5</text:span><text:span text:style-name="T8">,</text:span><text:span text:style-name="T4"> </text:span><text:span text:style-name="T10">N'livre didactique'</text:span><text:span text:style-name="T8">,</text:span><text:span text:style-name="T4"> </text:span><text:span text:style-name="T10">N'LIV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Type]</text:span><text:span text:style-name="T2"> </text:span><text:span text:style-name="T8">(</text:span><text:span text:style-name="T6">[idType]</text:span><text:span text:style-name="T8">,</text:span><text:span text:style-name="T4"> </text:span><text:span text:style-name="T6">[description]</text:span><text:span text:style-name="T8">,</text:span><text:span text:style-name="T4"> </text:span><text:span text:style-name="T6">[Sigle]</text:span><text:span text:style-name="T8">)</text:span><text:span text:style-name="T4"> </text:span><text:span text:style-name="T2">VALUES </text:span><text:span text:style-name="T8">(</text:span><text:span text:style-name="T4">6</text:span><text:span text:style-name="T8">,</text:span><text:span text:style-name="T4"> </text:span><text:span text:style-name="T10">N'référence technique'</text:span><text:span text:style-name="T8">,</text:span><text:span text:style-name="T4"> </text:span><text:span text:style-name="T10">N'REFT'</text:span><text:span text:style-name="T8">)</text:span></text:p>
      <text:p text:style-name="P8"><text:span text:style-name="T2">SET</text:span><text:span text:style-name="T4"> </text:span><text:span text:style-name="T2">IDENTITY_INSERT</text:span><text:span text:style-name="T4"> </text:span><text:span text:style-name="T6">[dbo]</text:span><text:span text:style-name="T8">.</text:span><text:span text:style-name="T6">[Type]</text:span><text:span text:style-name="T4"> </text:span><text:span text:style-name="T2">OFF</text:span></text:p>
      <text:p text:style-name="P9">/****** Object: <text:s/>Table [dbo].[Membre] <text:s text:c="3"/>Script Date: 03/16/2014 14:53:47 ******/</text:p>
      <text:p text:style-name="P8"><text:span text:style-name="T2">SET</text:span><text:span text:style-name="T4"> </text:span><text:span text:style-name="T2">ANSI_NULLS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QUOTED_IDENTIFIER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ANSI_PADDING</text:span><text:span text:style-name="T4"> </text:span><text:span text:style-name="T2">ON</text:span></text:p>
      <text:p text:style-name="P6">GO</text:p>
      <text:p text:style-name="P8"><text:span text:style-name="T2">CREATE</text:span><text:span text:style-name="T4"> </text:span><text:span text:style-name="T2">TABLE</text:span><text:span text:style-name="T4"> </text:span><text:span text:style-name="T6">[dbo]</text:span><text:span text:style-name="T8">.</text:span><text:span text:style-name="T6">[Membre]</text:span><text:span text:style-name="T8">(</text:span></text:p>
      <text:p text:style-name="P8"><text:span text:style-name="T4"><text:tab/></text:span><text:span text:style-name="T6">[idMembre]</text:span><text:span text:style-name="T4"> </text:span><text:span text:style-name="T6">[int]</text:span><text:span text:style-name="T4"> </text:span><text:span text:style-name="T2">IDENTITY</text:span><text:span text:style-name="T8">(</text:span><text:span text:style-name="T4">1</text:span><text:span text:style-name="T8">,</text:span><text:span text:style-name="T4">1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nom]</text:span><text:span text:style-name="T4"> </text:span><text:span text:style-name="T6">[varchar]</text:span><text:span text:style-name="T8">(</text:span><text:span text:style-name="T4">50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prenom]</text:span><text:span text:style-name="T4"> </text:span><text:span text:style-name="T6">[varchar]</text:span><text:span text:style-name="T8">(</text:span><text:span text:style-name="T4">50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adresseRue]</text:span><text:span text:style-name="T4"> </text:span><text:span text:style-name="T6">[varchar]</text:span><text:span text:style-name="T8">(</text:span><text:span text:style-name="T4">50</text:span><text:span text:style-name="T8">)</text:span><text:span text:style-name="T4"> </text:span><text:span text:style-name="T8">NULL,</text:span></text:p>
      <text:p text:style-name="P8"><text:span text:style-name="T4"><text:tab/></text:span><text:span text:style-name="T6">[adresseNum]</text:span><text:span text:style-name="T4"> </text:span><text:span text:style-name="T6">[smallint]</text:span><text:span text:style-name="T4"> </text:span><text:span text:style-name="T8">NULL,</text:span></text:p>
      <text:p text:style-name="P8"><text:span text:style-name="T4"><text:tab/></text:span><text:span text:style-name="T6">[adresseCP]</text:span><text:span text:style-name="T4"> </text:span><text:span text:style-name="T6">[smallint]</text:span><text:span text:style-name="T4"> </text:span><text:span text:style-name="T8">NULL,</text:span></text:p>
      <text:p text:style-name="P8"><text:span text:style-name="T4"><text:tab/></text:span><text:span text:style-name="T6">[adresseVille]</text:span><text:span text:style-name="T4"> </text:span><text:span text:style-name="T6">[varchar]</text:span><text:span text:style-name="T8">(</text:span><text:span text:style-name="T4">50</text:span><text:span text:style-name="T8">)</text:span><text:span text:style-name="T4"> </text:span><text:span text:style-name="T8">NULL,</text:span></text:p>
      <text:p text:style-name="P8"><text:span text:style-name="T4"><text:tab/></text:span><text:span text:style-name="T6">[tel]</text:span><text:span text:style-name="T4"> </text:span><text:span text:style-name="T6">[varchar]</text:span><text:span text:style-name="T8">(</text:span><text:span text:style-name="T4">14</text:span><text:span text:style-name="T8">)</text:span><text:span text:style-name="T4"> </text:span><text:span text:style-name="T8">NULL,</text:span></text:p>
      <text:p text:style-name="P8"><text:span text:style-name="T4"><text:s/></text:span><text:span text:style-name="T2">CONSTRAINT</text:span><text:span text:style-name="T4"> </text:span><text:span text:style-name="T6">[PK_Membre]</text:span><text:span text:style-name="T4"> </text:span><text:span text:style-name="T2">PRIMARY</text:span><text:span text:style-name="T4"> </text:span><text:span text:style-name="T2">KEY</text:span><text:span text:style-name="T4"> </text:span><text:span text:style-name="T2">CLUSTERED</text:span><text:span text:style-name="T4"> </text:span></text:p>
      <text:p text:style-name="P10">(</text:p>
      <text:p text:style-name="P8"><text:span text:style-name="T4"><text:tab/></text:span><text:span text:style-name="T6">[idMembre]</text:span><text:span text:style-name="T4"> </text:span><text:span text:style-name="T2">ASC</text:span></text:p>
      <text:p text:style-name="P8"><text:span text:style-name="T8">)</text:span><text:span text:style-name="T2">WITH </text:span><text:span text:style-name="T8">(</text:span><text:span text:style-name="T2">PAD_INDEX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STATISTICS_NORECOMPUTE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IGNORE_DUP_KEY</text:span><text:span text:style-name="T4"> </text:span><text:span text:style-name="T8">=</text:span><text:span text:style-name="T4"> </text:span><text:span text:style-name="T2">OFF</text:span><text:span text:style-name="T8">,</text:span><text:span text:style-name="T4"> </text:span><text:span text:style-name="T2">ALLOW_ROW_LOCKS</text:span><text:span text:style-name="T4"> <text:s/></text:span><text:span text:style-name="T8">=</text:span><text:span text:style-name="T4"> </text:span><text:span text:style-name="T2">ON</text:span><text:span text:style-name="T8">,</text:span><text:span text:style-name="T4"> </text:span><text:span text:style-name="T2">ALLOW_PAGE_LOCKS</text:span><text:span text:style-name="T4"> <text:s/></text:span><text:span text:style-name="T8">=</text:span><text:span text:style-name="T4"> </text:span><text:span text:style-name="T2">ON</text:span><text:span text:style-name="T8">)</text:span><text:span text:style-name="T4"> </text:span><text:span text:style-name="T2">ON</text:span><text:span text:style-name="T4"> </text:span><text:span text:style-name="T6">[PRIMARY]</text:span></text:p>
      <text:p text:style-name="P8"><text:span text:style-name="T8">)</text:span><text:span text:style-name="T4"> </text:span><text:span text:style-name="T2">ON</text:span><text:span text:style-name="T4"> </text:span><text:span text:style-name="T6">[PRIMARY]</text:span></text:p>
      <text:p text:style-name="P6">GO</text:p>
      <text:p text:style-name="P8"><text:span text:style-name="T2">SET</text:span><text:span text:style-name="T4"> </text:span><text:span text:style-name="T2">ANSI_PADDING</text:span><text:span text:style-name="T4"> </text:span><text:span text:style-name="T2">OFF</text:span></text:p>
      <text:p text:style-name="P6">GO</text:p>
      <text:p text:style-name="P8"><text:span text:style-name="T2">SET</text:span><text:span text:style-name="T4"> </text:span><text:span text:style-name="T2">IDENTITY_INSERT</text:span><text:span text:style-name="T4"> </text:span><text:span text:style-name="T6">[dbo]</text:span><text:span text:style-name="T8">.</text:span><text:span text:style-name="T6">[Membre]</text:span><text:span text:style-name="T4"> </text:span><text:span text:style-name="T2">ON</text:span></text:p>
      <text:p text:style-name="P8"><text:span text:style-name="T2">INSERT</text:span><text:span text:style-name="T4"> </text:span><text:span text:style-name="T6">[dbo]</text:span><text:span text:style-name="T8">.</text:span><text:span text:style-name="T6">[Membre]</text:span><text:span text:style-name="T2"> </text:span><text:span text:style-name="T8">(</text:span><text:span text:style-name="T6">[idMembre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adresseRue]</text:span><text:span text:style-name="T8">,</text:span><text:span text:style-name="T4"> </text:span><text:span text:style-name="T6">[adresseNum]</text:span><text:span text:style-name="T8">,</text:span><text:span text:style-name="T4"> </text:span><text:span text:style-name="T6">[adresseCP]</text:span><text:span text:style-name="T8">,</text:span><text:span text:style-name="T4"> </text:span><text:span text:style-name="T6">[adresseVille]</text:span><text:span text:style-name="T8">,</text:span><text:span text:style-name="T4"> </text:span><text:span text:style-name="T6">[tel]</text:span><text:span text:style-name="T8">)</text:span><text:span text:style-name="T4"> </text:span><text:span text:style-name="T2">VALUES </text:span><text:span text:style-name="T8">(</text:span><text:span text:style-name="T4">1</text:span><text:span text:style-name="T8">,</text:span><text:span text:style-name="T4"> </text:span><text:span text:style-name="T10">N'Adam'</text:span><text:span text:style-name="T8">,</text:span><text:span text:style-name="T4"> </text:span><text:span text:style-name="T10">N'Anne'</text:span><text:span text:style-name="T8">,</text:span><text:span text:style-name="T4"> </text:span><text:span text:style-name="T10">N'rue Bleue'</text:span><text:span text:style-name="T8">,</text:span><text:span text:style-name="T4"> 8</text:span><text:span text:style-name="T8">,</text:span><text:span text:style-name="T4"> 1000</text:span><text:span text:style-name="T8">,</text:span><text:span text:style-name="T4"> </text:span><text:span text:style-name="T10">N'bruxelles'</text:span><text:span text:style-name="T8">,</text:span><text:span text:style-name="T4"> </text:span><text:span text:style-name="T10">N'0457/879851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Membre]</text:span><text:span text:style-name="T2"> </text:span><text:span text:style-name="T8">(</text:span><text:span text:style-name="T6">[idMembre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adresseRue]</text:span><text:span text:style-name="T8">,</text:span><text:span text:style-name="T4"> </text:span><text:span text:style-name="T6">[adresseNum]</text:span><text:span text:style-name="T8">,</text:span><text:span text:style-name="T4"> </text:span><text:span text:style-name="T6">[adresseCP]</text:span><text:span text:style-name="T8">,</text:span><text:span text:style-name="T4"> </text:span><text:span text:style-name="T6">[adresseVille]</text:span><text:span text:style-name="T8">,</text:span><text:span text:style-name="T4"> </text:span><text:span text:style-name="T6">[tel]</text:span><text:span text:style-name="T8">)</text:span><text:span text:style-name="T4"> </text:span><text:span text:style-name="T2">VALUES </text:span><text:span text:style-name="T8">(</text:span><text:span text:style-name="T4">2</text:span><text:span text:style-name="T8">,</text:span><text:span text:style-name="T4"> </text:span><text:span text:style-name="T10">N'Beriot'</text:span><text:span text:style-name="T8">,</text:span><text:span text:style-name="T4"> </text:span><text:span text:style-name="T10">N'Briac'</text:span><text:span text:style-name="T8">,</text:span><text:span text:style-name="T4"> </text:span><text:span text:style-name="T10">N'av de la Paix'</text:span><text:span text:style-name="T8">,</text:span><text:span text:style-name="T4"> 32</text:span><text:span text:style-name="T8">,</text:span><text:span text:style-name="T4"> 1040</text:span><text:span text:style-name="T8">,</text:span><text:span text:style-name="T4"> </text:span><text:span text:style-name="T10">N'bruxelles'</text:span><text:span text:style-name="T8">,</text:span><text:span text:style-name="T4"> </text:span><text:span text:style-name="T10">N'0498/748785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Membre]</text:span><text:span text:style-name="T2"> </text:span><text:span text:style-name="T8">(</text:span><text:span text:style-name="T6">[idMembre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adresseRue]</text:span><text:span text:style-name="T8">,</text:span><text:span text:style-name="T4"> </text:span><text:span text:style-name="T6">[adresseNum]</text:span><text:span text:style-name="T8">,</text:span><text:span text:style-name="T4"> </text:span><text:span text:style-name="T6">[adresseCP]</text:span><text:span text:style-name="T8">,</text:span><text:span text:style-name="T4"> </text:span><text:span text:style-name="T6">[adresseVille]</text:span><text:span text:style-name="T8">,</text:span><text:span text:style-name="T4"> </text:span><text:span text:style-name="T6">[tel]</text:span><text:span text:style-name="T8">)</text:span><text:span text:style-name="T4"> </text:span><text:span text:style-name="T2">VALUES </text:span><text:span text:style-name="T8">(</text:span><text:span text:style-name="T4">3</text:span><text:span text:style-name="T8">,</text:span><text:span text:style-name="T4"> </text:span><text:span text:style-name="T10">N'Champion'</text:span><text:span text:style-name="T8">,</text:span><text:span text:style-name="T4"> </text:span><text:span text:style-name="T10">N'Colin'</text:span><text:span text:style-name="T8">,</text:span><text:span text:style-name="T4"> </text:span><text:span text:style-name="T10">N'rue du Sud'</text:span><text:span text:style-name="T8">,</text:span><text:span text:style-name="T4"> 178</text:span><text:span text:style-name="T8">,</text:span><text:span text:style-name="T4"> 1300</text:span><text:span text:style-name="T8">,</text:span><text:span text:style-name="T4"> </text:span><text:span text:style-name="T10">N'wavre'</text:span><text:span text:style-name="T8">,</text:span><text:span text:style-name="T4"> </text:span><text:span text:style-name="T10">N'0462457812'</text:span><text:span text:style-name="T8">)</text:span></text:p>
      <text:p text:style-name="P8"><text:soft-page-break/><text:span text:style-name="T2">INSERT</text:span><text:span text:style-name="T4"> </text:span><text:span text:style-name="T6">[dbo]</text:span><text:span text:style-name="T8">.</text:span><text:span text:style-name="T6">[Membre]</text:span><text:span text:style-name="T2"> </text:span><text:span text:style-name="T8">(</text:span><text:span text:style-name="T6">[idMembre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adresseRue]</text:span><text:span text:style-name="T8">,</text:span><text:span text:style-name="T4"> </text:span><text:span text:style-name="T6">[adresseNum]</text:span><text:span text:style-name="T8">,</text:span><text:span text:style-name="T4"> </text:span><text:span text:style-name="T6">[adresseCP]</text:span><text:span text:style-name="T8">,</text:span><text:span text:style-name="T4"> </text:span><text:span text:style-name="T6">[adresseVille]</text:span><text:span text:style-name="T8">,</text:span><text:span text:style-name="T4"> </text:span><text:span text:style-name="T6">[tel]</text:span><text:span text:style-name="T8">)</text:span><text:span text:style-name="T4"> </text:span><text:span text:style-name="T2">VALUES </text:span><text:span text:style-name="T8">(</text:span><text:span text:style-name="T4">4</text:span><text:span text:style-name="T8">,</text:span><text:span text:style-name="T4"> </text:span><text:span text:style-name="T10">N'Desmond'</text:span><text:span text:style-name="T8">,</text:span><text:span text:style-name="T4"> </text:span><text:span text:style-name="T10">N'Dorothée'</text:span><text:span text:style-name="T8">,</text:span><text:span text:style-name="T4"> </text:span><text:span text:style-name="T10">N'av du Soleil'</text:span><text:span text:style-name="T8">,</text:span><text:span text:style-name="T4"> 1</text:span><text:span text:style-name="T8">,</text:span><text:span text:style-name="T4"> 1200</text:span><text:span text:style-name="T8">,</text:span><text:span text:style-name="T4"> </text:span><text:span text:style-name="T10">N'bruxelles'</text:span><text:span text:style-name="T8">,</text:span><text:span text:style-name="T4"> </text:span><text:span text:style-name="T8">NULL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Membre]</text:span><text:span text:style-name="T2"> </text:span><text:span text:style-name="T8">(</text:span><text:span text:style-name="T6">[idMembre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adresseRue]</text:span><text:span text:style-name="T8">,</text:span><text:span text:style-name="T4"> </text:span><text:span text:style-name="T6">[adresseNum]</text:span><text:span text:style-name="T8">,</text:span><text:span text:style-name="T4"> </text:span><text:span text:style-name="T6">[adresseCP]</text:span><text:span text:style-name="T8">,</text:span><text:span text:style-name="T4"> </text:span><text:span text:style-name="T6">[adresseVille]</text:span><text:span text:style-name="T8">,</text:span><text:span text:style-name="T4"> </text:span><text:span text:style-name="T6">[tel]</text:span><text:span text:style-name="T8">)</text:span><text:span text:style-name="T4"> </text:span><text:span text:style-name="T2">VALUES </text:span><text:span text:style-name="T8">(</text:span><text:span text:style-name="T4">5</text:span><text:span text:style-name="T8">,</text:span><text:span text:style-name="T4"> </text:span><text:span text:style-name="T10">N'Espin'</text:span><text:span text:style-name="T8">,</text:span><text:span text:style-name="T4"> </text:span><text:span text:style-name="T10">N'Emile'</text:span><text:span text:style-name="T8">,</text:span><text:span text:style-name="T4"> </text:span><text:span text:style-name="T10">N'rue Rouge'</text:span><text:span text:style-name="T8">,</text:span><text:span text:style-name="T4"> 19</text:span><text:span text:style-name="T8">,</text:span><text:span text:style-name="T4"> 4000</text:span><text:span text:style-name="T8">,</text:span><text:span text:style-name="T4"> </text:span><text:span text:style-name="T10">N'liège'</text:span><text:span text:style-name="T8">,</text:span><text:span text:style-name="T4"> </text:span><text:span text:style-name="T10">N'0457878558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Membre]</text:span><text:span text:style-name="T2"> </text:span><text:span text:style-name="T8">(</text:span><text:span text:style-name="T6">[idMembre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adresseRue]</text:span><text:span text:style-name="T8">,</text:span><text:span text:style-name="T4"> </text:span><text:span text:style-name="T6">[adresseNum]</text:span><text:span text:style-name="T8">,</text:span><text:span text:style-name="T4"> </text:span><text:span text:style-name="T6">[adresseCP]</text:span><text:span text:style-name="T8">,</text:span><text:span text:style-name="T4"> </text:span><text:span text:style-name="T6">[adresseVille]</text:span><text:span text:style-name="T8">,</text:span><text:span text:style-name="T4"> </text:span><text:span text:style-name="T6">[tel]</text:span><text:span text:style-name="T8">)</text:span><text:span text:style-name="T4"> </text:span><text:span text:style-name="T2">VALUES </text:span><text:span text:style-name="T8">(</text:span><text:span text:style-name="T4">6</text:span><text:span text:style-name="T8">,</text:span><text:span text:style-name="T4"> </text:span><text:span text:style-name="T10">N'Fernandez'</text:span><text:span text:style-name="T8">,</text:span><text:span text:style-name="T4"> </text:span><text:span text:style-name="T10">N'Fede'</text:span><text:span text:style-name="T8">,</text:span><text:span text:style-name="T4"> </text:span><text:span text:style-name="T10">N'bvd du Nord'</text:span><text:span text:style-name="T8">,</text:span><text:span text:style-name="T4"> 41</text:span><text:span text:style-name="T8">,</text:span><text:span text:style-name="T4"> 1010</text:span><text:span text:style-name="T8">,</text:span><text:span text:style-name="T4"> </text:span><text:span text:style-name="T10">N'bruxelles'</text:span><text:span text:style-name="T8">,</text:span><text:span text:style-name="T4"> </text:span><text:span text:style-name="T10">N'0457858585'</text:span><text:span text:style-name="T8">)</text:span></text:p>
      <text:p text:style-name="P8"><text:span text:style-name="T2">SET</text:span><text:span text:style-name="T4"> </text:span><text:span text:style-name="T2">IDENTITY_INSERT</text:span><text:span text:style-name="T4"> </text:span><text:span text:style-name="T6">[dbo]</text:span><text:span text:style-name="T8">.</text:span><text:span text:style-name="T6">[Membre]</text:span><text:span text:style-name="T4"> </text:span><text:span text:style-name="T2">OFF</text:span></text:p>
      <text:p text:style-name="P9">/****** Object: <text:s/>Table [dbo].[AuteurSuperviseur] <text:s text:c="3"/>Script Date: 03/16/2014 14:53:47 ******/</text:p>
      <text:p text:style-name="P8"><text:span text:style-name="T2">SET</text:span><text:span text:style-name="T4"> </text:span><text:span text:style-name="T2">ANSI_NULLS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QUOTED_IDENTIFIER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ANSI_PADDING</text:span><text:span text:style-name="T4"> </text:span><text:span text:style-name="T2">ON</text:span></text:p>
      <text:p text:style-name="P6">GO</text:p>
      <text:p text:style-name="P8"><text:span text:style-name="T2">CREATE</text:span><text:span text:style-name="T4"> </text:span><text:span text:style-name="T2">TABLE</text:span><text:span text:style-name="T4"> </text:span><text:span text:style-name="T6">[dbo]</text:span><text:span text:style-name="T8">.</text:span><text:span text:style-name="T6">[AuteurSuperviseur]</text:span><text:span text:style-name="T8">(</text:span></text:p>
      <text:p text:style-name="P8"><text:span text:style-name="T4"><text:tab/></text:span><text:span text:style-name="T6">[idAuteurSuper]</text:span><text:span text:style-name="T4"> </text:span><text:span text:style-name="T6">[int]</text:span><text:span text:style-name="T4"> </text:span><text:span text:style-name="T2">IDENTITY</text:span><text:span text:style-name="T8">(</text:span><text:span text:style-name="T4">1</text:span><text:span text:style-name="T8">,</text:span><text:span text:style-name="T4">1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nom]</text:span><text:span text:style-name="T4"> </text:span><text:span text:style-name="T6">[varchar]</text:span><text:span text:style-name="T8">(</text:span><text:span text:style-name="T4">50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prenom]</text:span><text:span text:style-name="T4"> </text:span><text:span text:style-name="T6">[varchar]</text:span><text:span text:style-name="T8">(</text:span><text:span text:style-name="T4">50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statut]</text:span><text:span text:style-name="T4"> </text:span><text:span text:style-name="T6">[varchar]</text:span><text:span text:style-name="T8">(</text:span><text:span text:style-name="T4">20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s/></text:span><text:span text:style-name="T2">CONSTRAINT</text:span><text:span text:style-name="T4"> </text:span><text:span text:style-name="T6">[PK_AuteurSuperviseur]</text:span><text:span text:style-name="T4"> </text:span><text:span text:style-name="T2">PRIMARY</text:span><text:span text:style-name="T4"> </text:span><text:span text:style-name="T2">KEY</text:span><text:span text:style-name="T4"> </text:span><text:span text:style-name="T2">CLUSTERED</text:span><text:span text:style-name="T4"> </text:span></text:p>
      <text:p text:style-name="P10">(</text:p>
      <text:p text:style-name="P8"><text:span text:style-name="T4"><text:tab/></text:span><text:span text:style-name="T6">[idAuteurSuper]</text:span><text:span text:style-name="T4"> </text:span><text:span text:style-name="T2">ASC</text:span></text:p>
      <text:p text:style-name="P8"><text:span text:style-name="T8">)</text:span><text:span text:style-name="T2">WITH </text:span><text:span text:style-name="T8">(</text:span><text:span text:style-name="T2">PAD_INDEX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STATISTICS_NORECOMPUTE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IGNORE_DUP_KEY</text:span><text:span text:style-name="T4"> </text:span><text:span text:style-name="T8">=</text:span><text:span text:style-name="T4"> </text:span><text:span text:style-name="T2">OFF</text:span><text:span text:style-name="T8">,</text:span><text:span text:style-name="T4"> </text:span><text:span text:style-name="T2">ALLOW_ROW_LOCKS</text:span><text:span text:style-name="T4"> <text:s/></text:span><text:span text:style-name="T8">=</text:span><text:span text:style-name="T4"> </text:span><text:span text:style-name="T2">ON</text:span><text:span text:style-name="T8">,</text:span><text:span text:style-name="T4"> </text:span><text:span text:style-name="T2">ALLOW_PAGE_LOCKS</text:span><text:span text:style-name="T4"> <text:s/></text:span><text:span text:style-name="T8">=</text:span><text:span text:style-name="T4"> </text:span><text:span text:style-name="T2">ON</text:span><text:span text:style-name="T8">)</text:span><text:span text:style-name="T4"> </text:span><text:span text:style-name="T2">ON</text:span><text:span text:style-name="T4"> </text:span><text:span text:style-name="T6">[PRIMARY]</text:span></text:p>
      <text:p text:style-name="P8"><text:span text:style-name="T8">)</text:span><text:span text:style-name="T4"> </text:span><text:span text:style-name="T2">ON</text:span><text:span text:style-name="T4"> </text:span><text:span text:style-name="T6">[PRIMARY]</text:span></text:p>
      <text:p text:style-name="P6">GO</text:p>
      <text:p text:style-name="P8"><text:span text:style-name="T2">SET</text:span><text:span text:style-name="T4"> </text:span><text:span text:style-name="T2">ANSI_PADDING</text:span><text:span text:style-name="T4"> </text:span><text:span text:style-name="T2">OFF</text:span></text:p>
      <text:p text:style-name="P6">GO</text:p>
      <text:p text:style-name="P8"><text:span text:style-name="T2">SET</text:span><text:span text:style-name="T4"> </text:span><text:span text:style-name="T2">IDENTITY_INSERT</text:span><text:span text:style-name="T4"> </text:span><text:span text:style-name="T6">[dbo]</text:span><text:span text:style-name="T8">.</text:span><text:span text:style-name="T6">[AuteurSuperviseur]</text:span><text:span text:style-name="T4"> </text:span><text:span text:style-name="T2">ON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</text:span><text:span text:style-name="T8">,</text:span><text:span text:style-name="T4"> </text:span><text:span text:style-name="T10">N'Achard'</text:span><text:span text:style-name="T8">,</text:span><text:span text:style-name="T4"> </text:span><text:span text:style-name="T10">N'Alain'</text:span><text:span text:style-name="T8">,</text:span><text:span text:style-name="T4"> </text:span><text:span text:style-name="T10">N'profess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2</text:span><text:span text:style-name="T8">,</text:span><text:span text:style-name="T4"> </text:span><text:span text:style-name="T10">N'Blair'</text:span><text:span text:style-name="T8">,</text:span><text:span text:style-name="T4"> </text:span><text:span text:style-name="T10">N'Brian'</text:span><text:span text:style-name="T8">,</text:span><text:span text:style-name="T4"> </text:span><text:span text:style-name="T10">N'étudiant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4</text:span><text:span text:style-name="T8">,</text:span><text:span text:style-name="T4"> </text:span><text:span text:style-name="T10">N'Calle'</text:span><text:span text:style-name="T8">,</text:span><text:span text:style-name="T4"> </text:span><text:span text:style-name="T10">N'Concha'</text:span><text:span text:style-name="T8">,</text:span><text:span text:style-name="T4"> </text:span><text:span text:style-name="T10">N'étudiant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5</text:span><text:span text:style-name="T8">,</text:span><text:span text:style-name="T4"> </text:span><text:span text:style-name="T10">N'Darmoun'</text:span><text:span text:style-name="T8">,</text:span><text:span text:style-name="T4"> </text:span><text:span text:style-name="T10">N'Désiré'</text:span><text:span text:style-name="T8">,</text:span><text:span text:style-name="T4"> </text:span><text:span text:style-name="T10">N'profess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6</text:span><text:span text:style-name="T8">,</text:span><text:span text:style-name="T4"> </text:span><text:span text:style-name="T10">N'El Khalid'</text:span><text:span text:style-name="T8">,</text:span><text:span text:style-name="T4"> </text:span><text:span text:style-name="T10">N'Emin'</text:span><text:span text:style-name="T8">,</text:span><text:span text:style-name="T4"> </text:span><text:span text:style-name="T10">N'étudiant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7</text:span><text:span text:style-name="T8">,</text:span><text:span text:style-name="T4"> </text:span><text:span text:style-name="T10">N'Fahri'</text:span><text:span text:style-name="T8">,</text:span><text:span text:style-name="T4"> </text:span><text:span text:style-name="T10">N'Fatima'</text:span><text:span text:style-name="T8">,</text:span><text:span text:style-name="T4"> </text:span><text:span text:style-name="T10">N'étudiant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8</text:span><text:span text:style-name="T8">,</text:span><text:span text:style-name="T4"> </text:span><text:span text:style-name="T10">N'Gigli'</text:span><text:span text:style-name="T8">,</text:span><text:span text:style-name="T4"> </text:span><text:span text:style-name="T10">N'Giorgio'</text:span><text:span text:style-name="T8">,</text:span><text:span text:style-name="T4"> </text:span><text:span text:style-name="T10">N'profess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9</text:span><text:span text:style-name="T8">,</text:span><text:span text:style-name="T4"> </text:span><text:span text:style-name="T10">N'Hermes'</text:span><text:span text:style-name="T8">,</text:span><text:span text:style-name="T4"> </text:span><text:span text:style-name="T10">N'Hélène'</text:span><text:span text:style-name="T8">,</text:span><text:span text:style-name="T4"> </text:span><text:span text:style-name="T10">N'profess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0</text:span><text:span text:style-name="T8">,</text:span><text:span text:style-name="T4"> </text:span><text:span text:style-name="T10">N'Jourdan'</text:span><text:span text:style-name="T8">,</text:span><text:span text:style-name="T4"> </text:span><text:span text:style-name="T10">N'Jacques'</text:span><text:span text:style-name="T8">,</text:span><text:span text:style-name="T4"> </text:span><text:span text:style-name="T10">N'étudiant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1</text:span><text:span text:style-name="T8">,</text:span><text:span text:style-name="T4"> </text:span><text:span text:style-name="T10">N'Lacroix'</text:span><text:span text:style-name="T8">,</text:span><text:span text:style-name="T4"> </text:span><text:span text:style-name="T10">N'Bruno'</text:span><text:span text:style-name="T8">,</text:span><text:span text:style-name="T4"> </text:span><text:span text:style-name="T10">N'profess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2</text:span><text:span text:style-name="T8">,</text:span><text:span text:style-name="T4"> </text:span><text:span text:style-name="T10">N'Herpigny'</text:span><text:span text:style-name="T8">,</text:span><text:span text:style-name="T4"> </text:span><text:span text:style-name="T10">N'Brigitte'</text:span><text:span text:style-name="T8">,</text:span><text:span text:style-name="T4"> </text:span><text:span text:style-name="T10">N'profess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3</text:span><text:span text:style-name="T8">,</text:span><text:span text:style-name="T4"> </text:span><text:span text:style-name="T10">N'Date'</text:span><text:span text:style-name="T8">,</text:span><text:span text:style-name="T4"> </text:span><text:span text:style-name="T10">N'Chris'</text:span><text:span text:style-name="T8">,</text:span><text:span text:style-name="T4"> </text:span><text:span text:style-name="T10">N'aut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4</text:span><text:span text:style-name="T8">,</text:span><text:span text:style-name="T4"> </text:span><text:span text:style-name="T10">N'Cormen'</text:span><text:span text:style-name="T8">,</text:span><text:span text:style-name="T4"> </text:span><text:span text:style-name="T10">N'Thomas'</text:span><text:span text:style-name="T8">,</text:span><text:span text:style-name="T4"> </text:span><text:span text:style-name="T10">N'aut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5</text:span><text:span text:style-name="T8">,</text:span><text:span text:style-name="T4"> </text:span><text:span text:style-name="T10">N'Leiserson'</text:span><text:span text:style-name="T8">,</text:span><text:span text:style-name="T4"> </text:span><text:span text:style-name="T10">N'Charles'</text:span><text:span text:style-name="T8">,</text:span><text:span text:style-name="T4"> </text:span><text:span text:style-name="T10">N'aut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6</text:span><text:span text:style-name="T8">,</text:span><text:span text:style-name="T4"> </text:span><text:span text:style-name="T10">N'Rivest'</text:span><text:span text:style-name="T8">,</text:span><text:span text:style-name="T4"> </text:span><text:span text:style-name="T10">N'Ronald'</text:span><text:span text:style-name="T8">,</text:span><text:span text:style-name="T4"> </text:span><text:span text:style-name="T10">N'aut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7</text:span><text:span text:style-name="T8">,</text:span><text:span text:style-name="T4"> </text:span><text:span text:style-name="T10">N'Clifford'</text:span><text:span text:style-name="T8">,</text:span><text:span text:style-name="T4"> </text:span><text:span text:style-name="T10">N'Stein'</text:span><text:span text:style-name="T8">,</text:span><text:span text:style-name="T4"> </text:span><text:span text:style-name="T10">N'auteur'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,</text:span><text:span text:style-name="T4"> </text:span><text:span text:style-name="T6">[nom]</text:span><text:span text:style-name="T8">,</text:span><text:span text:style-name="T4"> </text:span><text:span text:style-name="T6">[prenom]</text:span><text:span text:style-name="T8">,</text:span><text:span text:style-name="T4"> </text:span><text:span text:style-name="T6">[statut]</text:span><text:span text:style-name="T8">)</text:span><text:span text:style-name="T4"> </text:span><text:span text:style-name="T2">VALUES </text:span><text:span text:style-name="T8">(</text:span><text:span text:style-name="T4">18</text:span><text:span text:style-name="T8">,</text:span><text:span text:style-name="T4"> </text:span><text:span text:style-name="T10">N'Stiglitz'</text:span><text:span text:style-name="T8">,</text:span><text:span text:style-name="T4"> </text:span><text:span text:style-name="T10">N'Joseph'</text:span><text:span text:style-name="T8">,</text:span><text:span text:style-name="T4"> </text:span><text:span text:style-name="T10">N'auteur'</text:span><text:span text:style-name="T8">)</text:span></text:p>
      <text:p text:style-name="P8"><text:soft-page-break/><text:span text:style-name="T2">SET</text:span><text:span text:style-name="T4"> </text:span><text:span text:style-name="T2">IDENTITY_INSERT</text:span><text:span text:style-name="T4"> </text:span><text:span text:style-name="T6">[dbo]</text:span><text:span text:style-name="T8">.</text:span><text:span text:style-name="T6">[AuteurSuperviseur]</text:span><text:span text:style-name="T4"> </text:span><text:span text:style-name="T2">OFF</text:span></text:p>
      <text:p text:style-name="P9">/****** Object: <text:s/>Table [dbo].[Ouvrage] <text:s text:c="3"/>Script Date: 03/16/2014 14:53:47 ******/</text:p>
      <text:p text:style-name="P8"><text:span text:style-name="T2">SET</text:span><text:span text:style-name="T4"> </text:span><text:span text:style-name="T2">ANSI_NULLS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QUOTED_IDENTIFIER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ANSI_PADDING</text:span><text:span text:style-name="T4"> </text:span><text:span text:style-name="T2">ON</text:span></text:p>
      <text:p text:style-name="P6">GO</text:p>
      <text:p text:style-name="P8"><text:span text:style-name="T2">CREATE</text:span><text:span text:style-name="T4"> </text:span><text:span text:style-name="T2">TABLE</text:span><text:span text:style-name="T4"> </text:span><text:span text:style-name="T6">[dbo]</text:span><text:span text:style-name="T8">.</text:span><text:span text:style-name="T6">[Ouvrage]</text:span><text:span text:style-name="T8">(</text:span></text:p>
      <text:p text:style-name="P8"><text:span text:style-name="T4"><text:tab/></text:span><text:span text:style-name="T6">[idOuvrage]</text:span><text:span text:style-name="T4"> </text:span><text:span text:style-name="T6">[int]</text:span><text:span text:style-name="T4"> </text:span><text:span text:style-name="T2">IDENTITY</text:span><text:span text:style-name="T8">(</text:span><text:span text:style-name="T4">1</text:span><text:span text:style-name="T8">,</text:span><text:span text:style-name="T4">1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titre]</text:span><text:span text:style-name="T4"> </text:span><text:span text:style-name="T6">[varchar]</text:span><text:span text:style-name="T8">(</text:span><text:span text:style-name="T4">100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localisation]</text:span><text:span text:style-name="T4"> </text:span><text:span text:style-name="T6">[varchar]</text:span><text:span text:style-name="T8">(</text:span><text:span text:style-name="T4">30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dateCreation]</text:span><text:span text:style-name="T4"> </text:span><text:span text:style-name="T6">[date]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section]</text:span><text:span text:style-name="T4"> </text:span><text:span text:style-name="T6">[varchar]</text:span><text:span text:style-name="T8">(</text:span><text:span text:style-name="T4">10</text:span><text:span text:style-name="T8">)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dateEmprunt]</text:span><text:span text:style-name="T4"> </text:span><text:span text:style-name="T6">[date]</text:span><text:span text:style-name="T4"> </text:span><text:span text:style-name="T8">NULL,</text:span></text:p>
      <text:p text:style-name="P8"><text:span text:style-name="T4"><text:tab/></text:span><text:span text:style-name="T6">[dureeEmprunt]</text:span><text:span text:style-name="T4"> </text:span><text:span text:style-name="T6">[smallint]</text:span><text:span text:style-name="T4"> </text:span><text:span text:style-name="T8">NULL,</text:span></text:p>
      <text:p text:style-name="P8"><text:span text:style-name="T4"><text:tab/></text:span><text:span text:style-name="T6">[numType]</text:span><text:span text:style-name="T4"> </text:span><text:span text:style-name="T6">[int]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numMembre]</text:span><text:span text:style-name="T4"> </text:span><text:span text:style-name="T6">[int]</text:span><text:span text:style-name="T4"> </text:span><text:span text:style-name="T8">NULL,</text:span></text:p>
      <text:p text:style-name="P8"><text:span text:style-name="T4"><text:tab/></text:span><text:span text:style-name="T6">[nomEntreprise]</text:span><text:span text:style-name="T4"> </text:span><text:span text:style-name="T6">[varchar]</text:span><text:span text:style-name="T8">(</text:span><text:span text:style-name="T4">50</text:span><text:span text:style-name="T8">)</text:span><text:span text:style-name="T4"> </text:span><text:span text:style-name="T8">NULL,</text:span></text:p>
      <text:p text:style-name="P8"><text:span text:style-name="T4"><text:tab/></text:span><text:span text:style-name="T6">[numSuper]</text:span><text:span text:style-name="T4"> </text:span><text:span text:style-name="T6">[int]</text:span><text:span text:style-name="T4"> </text:span><text:span text:style-name="T8">NULL,</text:span></text:p>
      <text:p text:style-name="P8"><text:span text:style-name="T4"><text:s/></text:span><text:span text:style-name="T2">CONSTRAINT</text:span><text:span text:style-name="T4"> </text:span><text:span text:style-name="T6">[PK_Ouvrage]</text:span><text:span text:style-name="T4"> </text:span><text:span text:style-name="T2">PRIMARY</text:span><text:span text:style-name="T4"> </text:span><text:span text:style-name="T2">KEY</text:span><text:span text:style-name="T4"> </text:span><text:span text:style-name="T2">CLUSTERED</text:span><text:span text:style-name="T4"> </text:span></text:p>
      <text:p text:style-name="P10">(</text:p>
      <text:p text:style-name="P8"><text:span text:style-name="T4"><text:tab/></text:span><text:span text:style-name="T6">[idOuvrage]</text:span><text:span text:style-name="T4"> </text:span><text:span text:style-name="T2">ASC</text:span></text:p>
      <text:p text:style-name="P8"><text:span text:style-name="T8">)</text:span><text:span text:style-name="T2">WITH </text:span><text:span text:style-name="T8">(</text:span><text:span text:style-name="T2">PAD_INDEX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STATISTICS_NORECOMPUTE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IGNORE_DUP_KEY</text:span><text:span text:style-name="T4"> </text:span><text:span text:style-name="T8">=</text:span><text:span text:style-name="T4"> </text:span><text:span text:style-name="T2">OFF</text:span><text:span text:style-name="T8">,</text:span><text:span text:style-name="T4"> </text:span><text:span text:style-name="T2">ALLOW_ROW_LOCKS</text:span><text:span text:style-name="T4"> <text:s/></text:span><text:span text:style-name="T8">=</text:span><text:span text:style-name="T4"> </text:span><text:span text:style-name="T2">ON</text:span><text:span text:style-name="T8">,</text:span><text:span text:style-name="T4"> </text:span><text:span text:style-name="T2">ALLOW_PAGE_LOCKS</text:span><text:span text:style-name="T4"> <text:s/></text:span><text:span text:style-name="T8">=</text:span><text:span text:style-name="T4"> </text:span><text:span text:style-name="T2">ON</text:span><text:span text:style-name="T8">)</text:span><text:span text:style-name="T4"> </text:span><text:span text:style-name="T2">ON</text:span><text:span text:style-name="T4"> </text:span><text:span text:style-name="T6">[PRIMARY]</text:span></text:p>
      <text:p text:style-name="P8"><text:span text:style-name="T8">)</text:span><text:span text:style-name="T4"> </text:span><text:span text:style-name="T2">ON</text:span><text:span text:style-name="T4"> </text:span><text:span text:style-name="T6">[PRIMARY]</text:span></text:p>
      <text:p text:style-name="P6">GO</text:p>
      <text:p text:style-name="P8"><text:span text:style-name="T2">SET</text:span><text:span text:style-name="T4"> </text:span><text:span text:style-name="T2">ANSI_PADDING</text:span><text:span text:style-name="T4"> </text:span><text:span text:style-name="T2">OFF</text:span></text:p>
      <text:p text:style-name="P6">GO</text:p>
      <text:p text:style-name="P8"><text:span text:style-name="T2">SET</text:span><text:span text:style-name="T4"> </text:span><text:span text:style-name="T2">IDENTITY_INSERT</text:span><text:span text:style-name="T4"> </text:span><text:span text:style-name="T6">[dbo]</text:span><text:span text:style-name="T8">.</text:span><text:span text:style-name="T6">[Ouvrage]</text:span><text:span text:style-name="T4"> </text:span><text:span text:style-name="T2">ON</text:span></text:p>
      <text:p text:style-name="P8"><text:span text:style-name="T2">INSERT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,</text:span><text:span text:style-name="T4"> </text:span><text:span text:style-name="T6">[titre]</text:span><text:span text:style-name="T8">,</text:span><text:span text:style-name="T4"> </text:span><text:span text:style-name="T6">[localisation]</text:span><text:span text:style-name="T8">,</text:span><text:span text:style-name="T4"> </text:span><text:span text:style-name="T6">[dateCreation]</text:span><text:span text:style-name="T8">,</text:span><text:span text:style-name="T4"> </text:span><text:span text:style-name="T6">[section]</text:span><text:span text:style-name="T8">,</text:span><text:span text:style-name="T4"> </text:span><text:span text:style-name="T6">[dateEmprunt]</text:span><text:span text:style-name="T8">,</text:span><text:span text:style-name="T4"> </text:span><text:span text:style-name="T6">[dureeEmprunt]</text:span><text:span text:style-name="T8">,</text:span><text:span text:style-name="T4"> </text:span><text:span text:style-name="T6">[numType]</text:span><text:span text:style-name="T8">,</text:span><text:span text:style-name="T4"> </text:span><text:span text:style-name="T6">[numMembre]</text:span><text:span text:style-name="T8">,</text:span><text:span text:style-name="T4"> </text:span><text:span text:style-name="T6">[nomEntreprise]</text:span><text:span text:style-name="T8">,</text:span><text:span text:style-name="T4"> </text:span><text:span text:style-name="T6">[numSuper]</text:span><text:span text:style-name="T8">)</text:span><text:span text:style-name="T4"> </text:span><text:span text:style-name="T2">VALUES </text:span><text:span text:style-name="T8">(</text:span><text:span text:style-name="T4">12</text:span><text:span text:style-name="T8">,</text:span><text:span text:style-name="T4"> </text:span><text:span text:style-name="T10">N'syllabus LAOG'</text:span><text:span text:style-name="T8">,</text:span><text:span text:style-name="T4"> </text:span><text:span text:style-name="T10">N'biblio WSP'</text:span><text:span text:style-name="T8">,</text:span><text:span text:style-name="T4"> </text:span><text:span text:style-name="T12">CAST</text:span><text:span text:style-name="T8">(</text:span><text:span text:style-name="T4">0x3F330B00 </text:span><text:span text:style-name="T2">AS</text:span><text:span text:style-name="T4"> </text:span><text:span text:style-name="T2">Date</text:span><text:span text:style-name="T8">),</text:span><text:span text:style-name="T4"> </text:span><text:span text:style-name="T10">N'info'</text:span><text:span text:style-name="T8">,</text:span><text:span text:style-name="T4"> </text:span><text:span text:style-name="T8">NULL,</text:span><text:span text:style-name="T4"> </text:span><text:span text:style-name="T8">NULL,</text:span><text:span text:style-name="T4"> 1</text:span><text:span text:style-name="T8">,</text:span><text:span text:style-name="T4"> </text:span><text:span text:style-name="T8">NULL,</text:span><text:span text:style-name="T4"> </text:span><text:span text:style-name="T8">NULL,</text:span><text:span text:style-name="T4"> </text:span><text:span text:style-name="T8">NULL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,</text:span><text:span text:style-name="T4"> </text:span><text:span text:style-name="T6">[titre]</text:span><text:span text:style-name="T8">,</text:span><text:span text:style-name="T4"> </text:span><text:span text:style-name="T6">[localisation]</text:span><text:span text:style-name="T8">,</text:span><text:span text:style-name="T4"> </text:span><text:span text:style-name="T6">[dateCreation]</text:span><text:span text:style-name="T8">,</text:span><text:span text:style-name="T4"> </text:span><text:span text:style-name="T6">[section]</text:span><text:span text:style-name="T8">,</text:span><text:span text:style-name="T4"> </text:span><text:span text:style-name="T6">[dateEmprunt]</text:span><text:span text:style-name="T8">,</text:span><text:span text:style-name="T4"> </text:span><text:span text:style-name="T6">[dureeEmprunt]</text:span><text:span text:style-name="T8">,</text:span><text:span text:style-name="T4"> </text:span><text:span text:style-name="T6">[numType]</text:span><text:span text:style-name="T8">,</text:span><text:span text:style-name="T4"> </text:span><text:span text:style-name="T6">[numMembre]</text:span><text:span text:style-name="T8">,</text:span><text:span text:style-name="T4"> </text:span><text:span text:style-name="T6">[nomEntreprise]</text:span><text:span text:style-name="T8">,</text:span><text:span text:style-name="T4"> </text:span><text:span text:style-name="T6">[numSuper]</text:span><text:span text:style-name="T8">)</text:span><text:span text:style-name="T4"> </text:span><text:span text:style-name="T2">VALUES </text:span><text:span text:style-name="T8">(</text:span><text:span text:style-name="T4">13</text:span><text:span text:style-name="T8">,</text:span><text:span text:style-name="T4"> </text:span><text:span text:style-name="T10">N'Réalisation d''une aplli ANdroïd'</text:span><text:span text:style-name="T8">,</text:span><text:span text:style-name="T4"> </text:span><text:span text:style-name="T10">N'biblio WSP'</text:span><text:span text:style-name="T8">,</text:span><text:span text:style-name="T4"> </text:span><text:span text:style-name="T12">CAST</text:span><text:span text:style-name="T8">(</text:span><text:span text:style-name="T4">0x2B370B00 </text:span><text:span text:style-name="T2">AS</text:span><text:span text:style-name="T4"> </text:span><text:span text:style-name="T2">Date</text:span><text:span text:style-name="T8">),</text:span><text:span text:style-name="T4"> </text:span><text:span text:style-name="T10">N'info'</text:span><text:span text:style-name="T8">,</text:span><text:span text:style-name="T4"> </text:span><text:span text:style-name="T8">NULL,</text:span><text:span text:style-name="T4"> </text:span><text:span text:style-name="T8">NULL,</text:span><text:span text:style-name="T4"> 2</text:span><text:span text:style-name="T8">,</text:span><text:span text:style-name="T4"> </text:span><text:span text:style-name="T8">NULL,</text:span><text:span text:style-name="T4"> </text:span><text:span text:style-name="T10">N'BMPA SA'</text:span><text:span text:style-name="T8">,</text:span><text:span text:style-name="T4"> 12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,</text:span><text:span text:style-name="T4"> </text:span><text:span text:style-name="T6">[titre]</text:span><text:span text:style-name="T8">,</text:span><text:span text:style-name="T4"> </text:span><text:span text:style-name="T6">[localisation]</text:span><text:span text:style-name="T8">,</text:span><text:span text:style-name="T4"> </text:span><text:span text:style-name="T6">[dateCreation]</text:span><text:span text:style-name="T8">,</text:span><text:span text:style-name="T4"> </text:span><text:span text:style-name="T6">[section]</text:span><text:span text:style-name="T8">,</text:span><text:span text:style-name="T4"> </text:span><text:span text:style-name="T6">[dateEmprunt]</text:span><text:span text:style-name="T8">,</text:span><text:span text:style-name="T4"> </text:span><text:span text:style-name="T6">[dureeEmprunt]</text:span><text:span text:style-name="T8">,</text:span><text:span text:style-name="T4"> </text:span><text:span text:style-name="T6">[numType]</text:span><text:span text:style-name="T8">,</text:span><text:span text:style-name="T4"> </text:span><text:span text:style-name="T6">[numMembre]</text:span><text:span text:style-name="T8">,</text:span><text:span text:style-name="T4"> </text:span><text:span text:style-name="T6">[nomEntreprise]</text:span><text:span text:style-name="T8">,</text:span><text:span text:style-name="T4"> </text:span><text:span text:style-name="T6">[numSuper]</text:span><text:span text:style-name="T8">)</text:span><text:span text:style-name="T4"> </text:span><text:span text:style-name="T2">VALUES </text:span><text:span text:style-name="T8">(</text:span><text:span text:style-name="T4">16</text:span><text:span text:style-name="T8">,</text:span><text:span text:style-name="T4"> </text:span><text:span text:style-name="T10">N'Introduction aux bases de données'</text:span><text:span text:style-name="T8">,</text:span><text:span text:style-name="T4"> </text:span><text:span text:style-name="T10">N'local prof'</text:span><text:span text:style-name="T8">,</text:span><text:span text:style-name="T4"> </text:span><text:span text:style-name="T12">CAST</text:span><text:span text:style-name="T8">(</text:span><text:span text:style-name="T4">0x5A380B00 </text:span><text:span text:style-name="T2">AS</text:span><text:span text:style-name="T4"> </text:span><text:span text:style-name="T2">Date</text:span><text:span text:style-name="T8">),</text:span><text:span text:style-name="T4"> </text:span><text:span text:style-name="T10">N'info'</text:span><text:span text:style-name="T8">,</text:span><text:span text:style-name="T4"> </text:span><text:span text:style-name="T8">NULL,</text:span><text:span text:style-name="T4"> </text:span><text:span text:style-name="T8">NULL,</text:span><text:span text:style-name="T4"> 6</text:span><text:span text:style-name="T8">,</text:span><text:span text:style-name="T4"> </text:span><text:span text:style-name="T8">NULL,</text:span><text:span text:style-name="T4"> </text:span><text:span text:style-name="T8">NULL,</text:span><text:span text:style-name="T4"> </text:span><text:span text:style-name="T8">NULL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,</text:span><text:span text:style-name="T4"> </text:span><text:span text:style-name="T6">[titre]</text:span><text:span text:style-name="T8">,</text:span><text:span text:style-name="T4"> </text:span><text:span text:style-name="T6">[localisation]</text:span><text:span text:style-name="T8">,</text:span><text:span text:style-name="T4"> </text:span><text:span text:style-name="T6">[dateCreation]</text:span><text:span text:style-name="T8">,</text:span><text:span text:style-name="T4"> </text:span><text:span text:style-name="T6">[section]</text:span><text:span text:style-name="T8">,</text:span><text:span text:style-name="T4"> </text:span><text:span text:style-name="T6">[dateEmprunt]</text:span><text:span text:style-name="T8">,</text:span><text:span text:style-name="T4"> </text:span><text:span text:style-name="T6">[dureeEmprunt]</text:span><text:span text:style-name="T8">,</text:span><text:span text:style-name="T4"> </text:span><text:span text:style-name="T6">[numType]</text:span><text:span text:style-name="T8">,</text:span><text:span text:style-name="T4"> </text:span><text:span text:style-name="T6">[numMembre]</text:span><text:span text:style-name="T8">,</text:span><text:span text:style-name="T4"> </text:span><text:span text:style-name="T6">[nomEntreprise]</text:span><text:span text:style-name="T8">,</text:span><text:span text:style-name="T4"> </text:span><text:span text:style-name="T6">[numSuper]</text:span><text:span text:style-name="T8">)</text:span><text:span text:style-name="T4"> </text:span><text:span text:style-name="T2">VALUES </text:span><text:span text:style-name="T8">(</text:span><text:span text:style-name="T4">17</text:span><text:span text:style-name="T8">,</text:span><text:span text:style-name="T4"> </text:span><text:span text:style-name="T10">N'Algorithmique'</text:span><text:span text:style-name="T8">,</text:span><text:span text:style-name="T4"> </text:span><text:span text:style-name="T10">N'local prof'</text:span><text:span text:style-name="T8">,</text:span><text:span text:style-name="T4"> </text:span><text:span text:style-name="T12">CAST</text:span><text:span text:style-name="T8">(</text:span><text:span text:style-name="T4">0xB5340B00 </text:span><text:span text:style-name="T2">AS</text:span><text:span text:style-name="T4"> </text:span><text:span text:style-name="T2">Date</text:span><text:span text:style-name="T8">),</text:span><text:span text:style-name="T4"> </text:span><text:span text:style-name="T10">N'info'</text:span><text:span text:style-name="T8">,</text:span><text:span text:style-name="T4"> </text:span><text:span text:style-name="T8">NULL,</text:span><text:span text:style-name="T4"> </text:span><text:span text:style-name="T8">NULL,</text:span><text:span text:style-name="T4"> 6</text:span><text:span text:style-name="T8">,</text:span><text:span text:style-name="T4"> </text:span><text:span text:style-name="T8">NULL,</text:span><text:span text:style-name="T4"> </text:span><text:span text:style-name="T8">NULL,</text:span><text:span text:style-name="T4"> </text:span><text:span text:style-name="T8">NULL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,</text:span><text:span text:style-name="T4"> </text:span><text:span text:style-name="T6">[titre]</text:span><text:span text:style-name="T8">,</text:span><text:span text:style-name="T4"> </text:span><text:span text:style-name="T6">[localisation]</text:span><text:span text:style-name="T8">,</text:span><text:span text:style-name="T4"> </text:span><text:span text:style-name="T6">[dateCreation]</text:span><text:span text:style-name="T8">,</text:span><text:span text:style-name="T4"> </text:span><text:span text:style-name="T6">[section]</text:span><text:span text:style-name="T8">,</text:span><text:span text:style-name="T4"> </text:span><text:span text:style-name="T6">[dateEmprunt]</text:span><text:span text:style-name="T8">,</text:span><text:span text:style-name="T4"> </text:span><text:span text:style-name="T6">[dureeEmprunt]</text:span><text:span text:style-name="T8">,</text:span><text:span text:style-name="T4"> </text:span><text:span text:style-name="T6">[numType]</text:span><text:span text:style-name="T8">,</text:span><text:span text:style-name="T4"> </text:span><text:span text:style-name="T6">[numMembre]</text:span><text:span text:style-name="T8">,</text:span><text:span text:style-name="T4"> </text:span><text:span text:style-name="T6">[nomEntreprise]</text:span><text:span text:style-name="T8">,</text:span><text:span text:style-name="T4"> </text:span><text:span text:style-name="T6">[numSuper]</text:span><text:span text:style-name="T8">)</text:span><text:span text:style-name="T4"> </text:span><text:span text:style-name="T2">VALUES </text:span><text:span text:style-name="T8">(</text:span><text:span text:style-name="T4">18</text:span><text:span text:style-name="T8">,</text:span><text:span text:style-name="T4"> </text:span><text:span text:style-name="T10">N'Le prix de l''inégalité'</text:span><text:span text:style-name="T8">,</text:span><text:span text:style-name="T4"> </text:span><text:span text:style-name="T10">N'biblio WSP'</text:span><text:span text:style-name="T8">,</text:span><text:span text:style-name="T4"> </text:span><text:span text:style-name="T12">CAST</text:span><text:span text:style-name="T8">(</text:span><text:span text:style-name="T4">0x80330B00 </text:span><text:span text:style-name="T2">AS</text:span><text:span text:style-name="T4"> </text:span><text:span text:style-name="T2">Date</text:span><text:span text:style-name="T8">),</text:span><text:span text:style-name="T4"> </text:span><text:span text:style-name="T10">N'compta'</text:span><text:span text:style-name="T8">,</text:span><text:span text:style-name="T4"> </text:span><text:span text:style-name="T8">NULL,</text:span><text:span text:style-name="T4"> </text:span><text:span text:style-name="T8">NULL,</text:span><text:span text:style-name="T4"> 5</text:span><text:span text:style-name="T8">,</text:span><text:span text:style-name="T4"> </text:span><text:span text:style-name="T8">NULL,</text:span><text:span text:style-name="T4"> </text:span><text:span text:style-name="T8">NULL,</text:span><text:span text:style-name="T4"> </text:span><text:span text:style-name="T8">NULL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,</text:span><text:span text:style-name="T4"> </text:span><text:span text:style-name="T6">[titre]</text:span><text:span text:style-name="T8">,</text:span><text:span text:style-name="T4"> </text:span><text:span text:style-name="T6">[localisation]</text:span><text:span text:style-name="T8">,</text:span><text:span text:style-name="T4"> </text:span><text:span text:style-name="T6">[dateCreation]</text:span><text:span text:style-name="T8">,</text:span><text:span text:style-name="T4"> </text:span><text:span text:style-name="T6">[section]</text:span><text:span text:style-name="T8">,</text:span><text:span text:style-name="T4"> </text:span><text:span text:style-name="T6">[dateEmprunt]</text:span><text:span text:style-name="T8">,</text:span><text:span text:style-name="T4"> </text:span><text:span text:style-name="T6">[dureeEmprunt]</text:span><text:span text:style-name="T8">,</text:span><text:span text:style-name="T4"> </text:span><text:span text:style-name="T6">[numType]</text:span><text:span text:style-name="T8">,</text:span><text:span text:style-name="T4"> </text:span><text:span text:style-name="T6">[numMembre]</text:span><text:span text:style-name="T8">,</text:span><text:span text:style-name="T4"> </text:span><text:span text:style-name="T6">[nomEntreprise]</text:span><text:span text:style-name="T8">,</text:span><text:span text:style-name="T4"> </text:span><text:span text:style-name="T6">[numSuper]</text:span><text:span text:style-name="T8">)</text:span><text:span text:style-name="T4"> </text:span><text:span text:style-name="T2">VALUES </text:span><text:span text:style-name="T8">(</text:span><text:span text:style-name="T4">19</text:span><text:span text:style-name="T8">,</text:span><text:span text:style-name="T4"> </text:span><text:span text:style-name="T10">N'Programmation d''un simulateur'</text:span><text:span text:style-name="T8">,</text:span><text:span text:style-name="T4"> </text:span><text:span text:style-name="T10">N'biblio WSP'</text:span><text:span text:style-name="T8">,</text:span><text:span text:style-name="T4"> </text:span><text:span text:style-name="T12">CAST</text:span><text:span text:style-name="T8">(</text:span><text:span text:style-name="T4">0xA5370B00 </text:span><text:span text:style-name="T2">AS</text:span><text:span text:style-name="T4"> </text:span><text:span text:style-name="T2">Date</text:span><text:span text:style-name="T8">),</text:span><text:span text:style-name="T4"> </text:span><text:span text:style-name="T10">N'info'</text:span><text:span text:style-name="T8">,</text:span><text:span text:style-name="T4"> </text:span><text:span text:style-name="T8">NULL,</text:span><text:span text:style-name="T4"> </text:span><text:span text:style-name="T8">NULL,</text:span><text:span text:style-name="T4"> 3</text:span><text:span text:style-name="T8">,</text:span><text:span text:style-name="T4"> </text:span><text:span text:style-name="T8">NULL,</text:span><text:span text:style-name="T4"> </text:span><text:span text:style-name="T8">NULL,</text:span><text:span text:style-name="T4"> 12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,</text:span><text:span text:style-name="T4"> </text:span><text:span text:style-name="T6">[titre]</text:span><text:span text:style-name="T8">,</text:span><text:span text:style-name="T4"> </text:span><text:span text:style-name="T6">[localisation]</text:span><text:span text:style-name="T8">,</text:span><text:span text:style-name="T4"> </text:span><text:span text:style-name="T6">[dateCreation]</text:span><text:span text:style-name="T8">,</text:span><text:span text:style-name="T4"> </text:span><text:span text:style-name="T6">[section]</text:span><text:span text:style-name="T8">,</text:span><text:span text:style-name="T4"> </text:span><text:span text:style-name="T6">[dateEmprunt]</text:span><text:span text:style-name="T8">,</text:span><text:span text:style-name="T4"> </text:span><text:span text:style-name="T6">[dureeEmprunt]</text:span><text:span text:style-name="T8">,</text:span><text:span text:style-name="T4"> </text:span><text:span text:style-name="T6">[numType]</text:span><text:span text:style-name="T8">,</text:span><text:span text:style-name="T4"> </text:span><text:span text:style-name="T6">[numMembre]</text:span><text:span text:style-name="T8">,</text:span><text:span text:style-name="T4"> </text:span><text:span text:style-name="T6">[nomEntreprise]</text:span><text:span text:style-name="T8">,</text:span><text:span text:style-name="T4"> </text:span><text:span text:style-name="T6">[numSuper]</text:span><text:span text:style-name="T8">)</text:span><text:span text:style-name="T4"> </text:span><text:span text:style-name="T2">VALUES </text:span><text:span text:style-name="T8">(</text:span><text:span text:style-name="T4">20</text:span><text:span text:style-name="T8">,</text:span><text:span text:style-name="T4"> </text:span><text:span text:style-name="T10">N'Projet STEARN en V. Studio C#'</text:span><text:span text:style-name="T8">,</text:span><text:span text:style-name="T4"> </text:span><text:span text:style-name="T10">N'local prof'</text:span><text:span text:style-name="T8">,</text:span><text:span text:style-name="T4"> </text:span><text:span text:style-name="T12">CAST</text:span><text:span text:style-name="T8">(</text:span><text:span text:style-name="T4">0xA5370B00 </text:span><text:span text:style-name="T2">AS</text:span><text:span text:style-name="T4"> </text:span><text:span text:style-name="T2">Date</text:span><text:span text:style-name="T8">),</text:span><text:span text:style-name="T4"> </text:span><text:span text:style-name="T10">N'info'</text:span><text:span text:style-name="T8">,</text:span><text:span text:style-name="T4"> </text:span><text:span text:style-name="T8">NULL,</text:span><text:span text:style-name="T4"> </text:span><text:span text:style-name="T8">NULL,</text:span><text:span text:style-name="T4"> 3</text:span><text:span text:style-name="T8">,</text:span><text:span text:style-name="T4"> </text:span><text:span text:style-name="T8">NULL,</text:span><text:span text:style-name="T4"> </text:span><text:span text:style-name="T8">NULL,</text:span><text:span text:style-name="T4"> 12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,</text:span><text:span text:style-name="T4"> </text:span><text:span text:style-name="T6">[titre]</text:span><text:span text:style-name="T8">,</text:span><text:span text:style-name="T4"> </text:span><text:span text:style-name="T6">[localisation]</text:span><text:span text:style-name="T8">,</text:span><text:span text:style-name="T4"> </text:span><text:span text:style-name="T6">[dateCreation]</text:span><text:span text:style-name="T8">,</text:span><text:span text:style-name="T4"> </text:span><text:span text:style-name="T6">[section]</text:span><text:span text:style-name="T8">,</text:span><text:span text:style-name="T4"> </text:span><text:span text:style-name="T6">[dateEmprunt]</text:span><text:span text:style-name="T8">,</text:span><text:span text:style-name="T4"> </text:span><text:span text:style-name="T6">[dureeEmprunt]</text:span><text:span text:style-name="T8">,</text:span><text:span text:style-name="T4"> </text:span><text:span text:style-name="T6">[numType]</text:span><text:span text:style-name="T8">,</text:span><text:span text:style-name="T4"> </text:span><text:span text:style-name="T6">[numMembre]</text:span><text:span text:style-name="T8">,</text:span><text:span text:style-name="T4"> </text:span><text:span text:style-name="T6">[nomEntreprise]</text:span><text:span text:style-name="T8">,</text:span><text:span text:style-name="T4"> </text:span><text:span text:style-name="T6">[numSuper]</text:span><text:span text:style-name="T8">)</text:span><text:span text:style-name="T4"> </text:span><text:span text:style-name="T2">VALUES </text:span><text:span text:style-name="T8">(</text:span><text:span text:style-name="T4">21</text:span><text:span text:style-name="T8">,</text:span><text:span text:style-name="T4"> </text:span><text:span text:style-name="T10">N'Site FRAP PHP'</text:span><text:span text:style-name="T8">,</text:span><text:span text:style-name="T4"> </text:span><text:span text:style-name="T10">N'biblio Web'</text:span><text:span text:style-name="T8">,</text:span><text:span text:style-name="T4"> </text:span><text:span text:style-name="T12">CAST</text:span><text:span text:style-name="T8">(</text:span><text:span text:style-name="T4">0xE5350B00 </text:span><text:span text:style-name="T2">AS</text:span><text:span text:style-name="T4"> </text:span><text:span text:style-name="T2">Date</text:span><text:span text:style-name="T8">),</text:span><text:span text:style-name="T4"> </text:span><text:span text:style-name="T10">N'Web Master'</text:span><text:span text:style-name="T8">,</text:span><text:span text:style-name="T4"> </text:span><text:span text:style-name="T8">NULL,</text:span><text:span text:style-name="T4"> </text:span><text:span text:style-name="T8">NULL,</text:span><text:span text:style-name="T4"> 2</text:span><text:span text:style-name="T8">,</text:span><text:span text:style-name="T4"> </text:span><text:span text:style-name="T8">NULL,</text:span><text:span text:style-name="T4"> </text:span><text:span text:style-name="T10">N'FRAP SC'</text:span><text:span text:style-name="T8">,</text:span><text:span text:style-name="T4"> 8</text:span><text:span text:style-name="T8">)</text:span></text:p>
      <text:p text:style-name="P8"><text:span text:style-name="T2">SET</text:span><text:span text:style-name="T4"> </text:span><text:span text:style-name="T2">IDENTITY_INSERT</text:span><text:span text:style-name="T4"> </text:span><text:span text:style-name="T6">[dbo]</text:span><text:span text:style-name="T8">.</text:span><text:span text:style-name="T6">[Ouvrage]</text:span><text:span text:style-name="T4"> </text:span><text:span text:style-name="T2">OFF</text:span></text:p>
      <text:p text:style-name="P9">/****** Object: <text:s/>Table [dbo].[reserver] <text:s text:c="3"/>Script Date: 03/16/2014 14:53:47 ******/</text:p>
      <text:p text:style-name="P8"><text:span text:style-name="T2">SET</text:span><text:span text:style-name="T4"> </text:span><text:span text:style-name="T2">ANSI_NULLS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QUOTED_IDENTIFIER</text:span><text:span text:style-name="T4"> </text:span><text:span text:style-name="T2">ON</text:span></text:p>
      <text:p text:style-name="P6">GO</text:p>
      <text:p text:style-name="P8"><text:span text:style-name="T2">CREATE</text:span><text:span text:style-name="T4"> </text:span><text:span text:style-name="T2">TABLE</text:span><text:span text:style-name="T4"> </text:span><text:span text:style-name="T6">[dbo]</text:span><text:span text:style-name="T8">.</text:span><text:span text:style-name="T6">[reserver]</text:span><text:span text:style-name="T8">(</text:span></text:p>
      <text:p text:style-name="P8"><text:span text:style-name="T4"><text:tab/></text:span><text:span text:style-name="T6">[numMembre]</text:span><text:span text:style-name="T4"> </text:span><text:span text:style-name="T6">[int]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numOuvrage]</text:span><text:span text:style-name="T4"> </text:span><text:span text:style-name="T6">[int]</text:span><text:span text:style-name="T4"> </text:span><text:span text:style-name="T8">NOT</text:span><text:span text:style-name="T4"> </text:span><text:span text:style-name="T8">NULL,</text:span></text:p>
      <text:p text:style-name="P8"><text:soft-page-break/><text:span text:style-name="T4"><text:tab/></text:span><text:span text:style-name="T6">[dateReservation]</text:span><text:span text:style-name="T4"> </text:span><text:span text:style-name="T6">[date]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dureeReservation]</text:span><text:span text:style-name="T4"> </text:span><text:span text:style-name="T6">[smallint]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s/></text:span><text:span text:style-name="T2">CONSTRAINT</text:span><text:span text:style-name="T4"> </text:span><text:span text:style-name="T6">[PK_reserver]</text:span><text:span text:style-name="T4"> </text:span><text:span text:style-name="T2">PRIMARY</text:span><text:span text:style-name="T4"> </text:span><text:span text:style-name="T2">KEY</text:span><text:span text:style-name="T4"> </text:span><text:span text:style-name="T2">CLUSTERED</text:span><text:span text:style-name="T4"> </text:span></text:p>
      <text:p text:style-name="P10">(</text:p>
      <text:p text:style-name="P8"><text:span text:style-name="T4"><text:tab/></text:span><text:span text:style-name="T6">[numMembre]</text:span><text:span text:style-name="T4"> </text:span><text:span text:style-name="T2">ASC</text:span><text:span text:style-name="T8">,</text:span></text:p>
      <text:p text:style-name="P8"><text:span text:style-name="T4"><text:tab/></text:span><text:span text:style-name="T6">[numOuvrage]</text:span><text:span text:style-name="T4"> </text:span><text:span text:style-name="T2">ASC</text:span></text:p>
      <text:p text:style-name="P8"><text:span text:style-name="T8">)</text:span><text:span text:style-name="T2">WITH </text:span><text:span text:style-name="T8">(</text:span><text:span text:style-name="T2">PAD_INDEX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STATISTICS_NORECOMPUTE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IGNORE_DUP_KEY</text:span><text:span text:style-name="T4"> </text:span><text:span text:style-name="T8">=</text:span><text:span text:style-name="T4"> </text:span><text:span text:style-name="T2">OFF</text:span><text:span text:style-name="T8">,</text:span><text:span text:style-name="T4"> </text:span><text:span text:style-name="T2">ALLOW_ROW_LOCKS</text:span><text:span text:style-name="T4"> <text:s/></text:span><text:span text:style-name="T8">=</text:span><text:span text:style-name="T4"> </text:span><text:span text:style-name="T2">ON</text:span><text:span text:style-name="T8">,</text:span><text:span text:style-name="T4"> </text:span><text:span text:style-name="T2">ALLOW_PAGE_LOCKS</text:span><text:span text:style-name="T4"> <text:s/></text:span><text:span text:style-name="T8">=</text:span><text:span text:style-name="T4"> </text:span><text:span text:style-name="T2">ON</text:span><text:span text:style-name="T8">)</text:span><text:span text:style-name="T4"> </text:span><text:span text:style-name="T2">ON</text:span><text:span text:style-name="T4"> </text:span><text:span text:style-name="T6">[PRIMARY]</text:span></text:p>
      <text:p text:style-name="P8"><text:span text:style-name="T8">)</text:span><text:span text:style-name="T4"> </text:span><text:span text:style-name="T2">ON</text:span><text:span text:style-name="T4"> </text:span><text:span text:style-name="T6">[PRIMARY]</text:span></text:p>
      <text:p text:style-name="P6">GO</text:p>
      <text:p text:style-name="P9">/****** Object: <text:s/>Table [dbo].[ecrire] <text:s text:c="3"/>Script Date: 03/16/2014 14:53:47 ******/</text:p>
      <text:p text:style-name="P8"><text:span text:style-name="T2">SET</text:span><text:span text:style-name="T4"> </text:span><text:span text:style-name="T2">ANSI_NULLS</text:span><text:span text:style-name="T4"> </text:span><text:span text:style-name="T2">ON</text:span></text:p>
      <text:p text:style-name="P6">GO</text:p>
      <text:p text:style-name="P8"><text:span text:style-name="T2">SET</text:span><text:span text:style-name="T4"> </text:span><text:span text:style-name="T2">QUOTED_IDENTIFIER</text:span><text:span text:style-name="T4"> </text:span><text:span text:style-name="T2">ON</text:span></text:p>
      <text:p text:style-name="P6">GO</text:p>
      <text:p text:style-name="P8"><text:span text:style-name="T2">CREATE</text:span><text:span text:style-name="T4"> </text:span><text:span text:style-name="T2">TABLE</text:span><text:span text:style-name="T4"> </text:span><text:span text:style-name="T6">[dbo]</text:span><text:span text:style-name="T8">.</text:span><text:span text:style-name="T6">[ecrire]</text:span><text:span text:style-name="T8">(</text:span></text:p>
      <text:p text:style-name="P8"><text:span text:style-name="T4"><text:tab/></text:span><text:span text:style-name="T6">[numAuteur]</text:span><text:span text:style-name="T4"> </text:span><text:span text:style-name="T6">[int]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tab/></text:span><text:span text:style-name="T6">[numOuvrage]</text:span><text:span text:style-name="T4"> </text:span><text:span text:style-name="T6">[int]</text:span><text:span text:style-name="T4"> </text:span><text:span text:style-name="T8">NOT</text:span><text:span text:style-name="T4"> </text:span><text:span text:style-name="T8">NULL,</text:span></text:p>
      <text:p text:style-name="P8"><text:span text:style-name="T4"><text:s/></text:span><text:span text:style-name="T2">CONSTRAINT</text:span><text:span text:style-name="T4"> </text:span><text:span text:style-name="T6">[PK_ecrire]</text:span><text:span text:style-name="T4"> </text:span><text:span text:style-name="T2">PRIMARY</text:span><text:span text:style-name="T4"> </text:span><text:span text:style-name="T2">KEY</text:span><text:span text:style-name="T4"> </text:span><text:span text:style-name="T2">CLUSTERED</text:span><text:span text:style-name="T4"> </text:span></text:p>
      <text:p text:style-name="P10">(</text:p>
      <text:p text:style-name="P8"><text:span text:style-name="T4"><text:tab/></text:span><text:span text:style-name="T6">[numAuteur]</text:span><text:span text:style-name="T4"> </text:span><text:span text:style-name="T2">ASC</text:span><text:span text:style-name="T8">,</text:span></text:p>
      <text:p text:style-name="P8"><text:span text:style-name="T4"><text:tab/></text:span><text:span text:style-name="T6">[numOuvrage]</text:span><text:span text:style-name="T4"> </text:span><text:span text:style-name="T2">ASC</text:span></text:p>
      <text:p text:style-name="P8"><text:span text:style-name="T8">)</text:span><text:span text:style-name="T2">WITH </text:span><text:span text:style-name="T8">(</text:span><text:span text:style-name="T2">PAD_INDEX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STATISTICS_NORECOMPUTE</text:span><text:span text:style-name="T4"> <text:s/></text:span><text:span text:style-name="T8">=</text:span><text:span text:style-name="T4"> </text:span><text:span text:style-name="T2">OFF</text:span><text:span text:style-name="T8">,</text:span><text:span text:style-name="T4"> </text:span><text:span text:style-name="T2">IGNORE_DUP_KEY</text:span><text:span text:style-name="T4"> </text:span><text:span text:style-name="T8">=</text:span><text:span text:style-name="T4"> </text:span><text:span text:style-name="T2">OFF</text:span><text:span text:style-name="T8">,</text:span><text:span text:style-name="T4"> </text:span><text:span text:style-name="T2">ALLOW_ROW_LOCKS</text:span><text:span text:style-name="T4"> <text:s/></text:span><text:span text:style-name="T8">=</text:span><text:span text:style-name="T4"> </text:span><text:span text:style-name="T2">ON</text:span><text:span text:style-name="T8">,</text:span><text:span text:style-name="T4"> </text:span><text:span text:style-name="T2">ALLOW_PAGE_LOCKS</text:span><text:span text:style-name="T4"> <text:s/></text:span><text:span text:style-name="T8">=</text:span><text:span text:style-name="T4"> </text:span><text:span text:style-name="T2">ON</text:span><text:span text:style-name="T8">)</text:span><text:span text:style-name="T4"> </text:span><text:span text:style-name="T2">ON</text:span><text:span text:style-name="T4"> </text:span><text:span text:style-name="T6">[PRIMARY]</text:span></text:p>
      <text:p text:style-name="P8"><text:span text:style-name="T8">)</text:span><text:span text:style-name="T4"> </text:span><text:span text:style-name="T2">ON</text:span><text:span text:style-name="T4"> </text:span><text:span text:style-name="T6">[PRIMARY]</text:span></text:p>
      <text:p text:style-name="P6">GO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2</text:span><text:span text:style-name="T8">,</text:span><text:span text:style-name="T4"> 13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4</text:span><text:span text:style-name="T8">,</text:span><text:span text:style-name="T4"> 19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7</text:span><text:span text:style-name="T8">,</text:span><text:span text:style-name="T4"> 20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10</text:span><text:span text:style-name="T8">,</text:span><text:span text:style-name="T4"> 21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11</text:span><text:span text:style-name="T8">,</text:span><text:span text:style-name="T4"> 12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12</text:span><text:span text:style-name="T8">,</text:span><text:span text:style-name="T4"> 12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13</text:span><text:span text:style-name="T8">,</text:span><text:span text:style-name="T4"> 16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14</text:span><text:span text:style-name="T8">,</text:span><text:span text:style-name="T4"> 17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15</text:span><text:span text:style-name="T8">,</text:span><text:span text:style-name="T4"> 17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16</text:span><text:span text:style-name="T8">,</text:span><text:span text:style-name="T4"> 17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17</text:span><text:span text:style-name="T8">,</text:span><text:span text:style-name="T4"> 17</text:span><text:span text:style-name="T8">)</text:span></text:p>
      <text:p text:style-name="P8"><text:span text:style-name="T2">INSERT</text:span><text:span text:style-name="T4"> </text:span><text:span text:style-name="T6">[dbo]</text:span><text:span text:style-name="T8">.</text:span><text:span text:style-name="T6">[ecrire]</text:span><text:span text:style-name="T2"> </text:span><text:span text:style-name="T8">(</text:span><text:span text:style-name="T6">[numAuteur]</text:span><text:span text:style-name="T8">,</text:span><text:span text:style-name="T4"> </text:span><text:span text:style-name="T6">[numOuvrage]</text:span><text:span text:style-name="T8">)</text:span><text:span text:style-name="T4"> </text:span><text:span text:style-name="T2">VALUES </text:span><text:span text:style-name="T8">(</text:span><text:span text:style-name="T4">18</text:span><text:span text:style-name="T8">,</text:span><text:span text:style-name="T4"> 18</text:span><text:span text:style-name="T8">)</text:span></text:p>
      <text:p text:style-name="P9">/****** Object: <text:s/>ForeignKey [FK_Ouvrage_AuteurSuperviseur] <text:s text:c="3"/>Script Date: 03/16/2014 14:53:47 ******/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Ouvrage]</text:span><text:span text:style-name="T4"> <text:s/></text:span><text:span text:style-name="T2">WITH</text:span><text:span text:style-name="T4"> </text:span><text:span text:style-name="T2">CHECK</text:span><text:span text:style-name="T4"> </text:span><text:span text:style-name="T2">ADD</text:span><text:span text:style-name="T4"> <text:s/></text:span><text:span text:style-name="T2">CONSTRAINT</text:span><text:span text:style-name="T4"> </text:span><text:span text:style-name="T6">[FK_Ouvrage_AuteurSuperviseur]</text:span><text:span text:style-name="T4"> </text:span><text:span text:style-name="T2">FOREIGN</text:span><text:span text:style-name="T4"> </text:span><text:span text:style-name="T2">KEY</text:span><text:span text:style-name="T8">(</text:span><text:span text:style-name="T6">[numSuper]</text:span><text:span text:style-name="T8">)</text:span></text:p>
      <text:p text:style-name="P8"><text:span text:style-name="T2">REFERENCES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)</text:span></text:p>
      <text:p text:style-name="P6">GO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Ouvrage]</text:span><text:span text:style-name="T4"> </text:span><text:span text:style-name="T2">CHECK</text:span><text:span text:style-name="T4"> </text:span><text:span text:style-name="T2">CONSTRAINT</text:span><text:span text:style-name="T4"> </text:span><text:span text:style-name="T6">[FK_Ouvrage_AuteurSuperviseur]</text:span></text:p>
      <text:p text:style-name="P6">GO</text:p>
      <text:p text:style-name="P9">/****** Object: <text:s/>ForeignKey [FK_Ouvrage_Membre] <text:s text:c="3"/>Script Date: 03/16/2014 14:53:47 ******/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Ouvrage]</text:span><text:span text:style-name="T4"> <text:s/></text:span><text:span text:style-name="T2">WITH</text:span><text:span text:style-name="T4"> </text:span><text:span text:style-name="T2">CHECK</text:span><text:span text:style-name="T4"> </text:span><text:span text:style-name="T2">ADD</text:span><text:span text:style-name="T4"> <text:s/></text:span><text:span text:style-name="T2">CONSTRAINT</text:span><text:span text:style-name="T4"> </text:span><text:span text:style-name="T6">[FK_Ouvrage_Membre]</text:span><text:span text:style-name="T4"> </text:span><text:span text:style-name="T2">FOREIGN</text:span><text:span text:style-name="T4"> </text:span><text:span text:style-name="T2">KEY</text:span><text:span text:style-name="T8">(</text:span><text:span text:style-name="T6">[numMembre]</text:span><text:span text:style-name="T8">)</text:span></text:p>
      <text:p text:style-name="P8"><text:span text:style-name="T2">REFERENCES</text:span><text:span text:style-name="T4"> </text:span><text:span text:style-name="T6">[dbo]</text:span><text:span text:style-name="T8">.</text:span><text:span text:style-name="T6">[Membre]</text:span><text:span text:style-name="T2"> </text:span><text:span text:style-name="T8">(</text:span><text:span text:style-name="T6">[idMembre]</text:span><text:span text:style-name="T8">)</text:span></text:p>
      <text:p text:style-name="P6">GO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Ouvrage]</text:span><text:span text:style-name="T4"> </text:span><text:span text:style-name="T2">CHECK</text:span><text:span text:style-name="T4"> </text:span><text:span text:style-name="T2">CONSTRAINT</text:span><text:span text:style-name="T4"> </text:span><text:span text:style-name="T6">[FK_Ouvrage_Membre]</text:span></text:p>
      <text:p text:style-name="P6">GO</text:p>
      <text:p text:style-name="P9">/****** Object: <text:s/>ForeignKey [FK_Ouvrage_Type] <text:s text:c="3"/>Script Date: 03/16/2014 14:53:47 ******/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Ouvrage]</text:span><text:span text:style-name="T4"> <text:s/></text:span><text:span text:style-name="T2">WITH</text:span><text:span text:style-name="T4"> </text:span><text:span text:style-name="T2">CHECK</text:span><text:span text:style-name="T4"> </text:span><text:span text:style-name="T2">ADD</text:span><text:span text:style-name="T4"> <text:s/></text:span><text:span text:style-name="T2">CONSTRAINT</text:span><text:span text:style-name="T4"> </text:span><text:span text:style-name="T6">[FK_Ouvrage_Type]</text:span><text:span text:style-name="T4"> </text:span><text:span text:style-name="T2">FOREIGN</text:span><text:span text:style-name="T4"> </text:span><text:span text:style-name="T2">KEY</text:span><text:span text:style-name="T8">(</text:span><text:span text:style-name="T6">[numType]</text:span><text:span text:style-name="T8">)</text:span></text:p>
      <text:p text:style-name="P8"><text:span text:style-name="T2">REFERENCES</text:span><text:span text:style-name="T4"> </text:span><text:span text:style-name="T6">[dbo]</text:span><text:span text:style-name="T8">.</text:span><text:span text:style-name="T6">[Type]</text:span><text:span text:style-name="T2"> </text:span><text:span text:style-name="T8">(</text:span><text:span text:style-name="T6">[idType]</text:span><text:span text:style-name="T8">)</text:span></text:p>
      <text:p text:style-name="P6">GO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Ouvrage]</text:span><text:span text:style-name="T4"> </text:span><text:span text:style-name="T2">CHECK</text:span><text:span text:style-name="T4"> </text:span><text:span text:style-name="T2">CONSTRAINT</text:span><text:span text:style-name="T4"> </text:span><text:span text:style-name="T6">[FK_Ouvrage_Type]</text:span></text:p>
      <text:p text:style-name="P6">GO</text:p>
      <text:p text:style-name="P9">/****** Object: <text:s/>ForeignKey [FK_reserver_Membre] <text:s text:c="3"/>Script Date: 03/16/2014 14:53:47 ******/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reserver]</text:span><text:span text:style-name="T4"> <text:s/></text:span><text:span text:style-name="T2">WITH</text:span><text:span text:style-name="T4"> </text:span><text:span text:style-name="T2">CHECK</text:span><text:span text:style-name="T4"> </text:span><text:span text:style-name="T2">ADD</text:span><text:span text:style-name="T4"> <text:s/></text:span><text:span text:style-name="T2">CONSTRAINT</text:span><text:span text:style-name="T4"> </text:span><text:span text:style-name="T6">[FK_reserver_Membre]</text:span><text:span text:style-name="T4"> </text:span><text:span text:style-name="T2">FOREIGN</text:span><text:span text:style-name="T4"> </text:span><text:span text:style-name="T2">KEY</text:span><text:span text:style-name="T8">(</text:span><text:span text:style-name="T6">[numMembre]</text:span><text:span text:style-name="T8">)</text:span></text:p>
      <text:p text:style-name="P8"><text:span text:style-name="T2">REFERENCES</text:span><text:span text:style-name="T4"> </text:span><text:span text:style-name="T6">[dbo]</text:span><text:span text:style-name="T8">.</text:span><text:span text:style-name="T6">[Membre]</text:span><text:span text:style-name="T2"> </text:span><text:span text:style-name="T8">(</text:span><text:span text:style-name="T6">[idMembre]</text:span><text:span text:style-name="T8">)</text:span></text:p>
      <text:p text:style-name="P6"><text:soft-page-break/>GO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reserver]</text:span><text:span text:style-name="T4"> </text:span><text:span text:style-name="T2">CHECK</text:span><text:span text:style-name="T4"> </text:span><text:span text:style-name="T2">CONSTRAINT</text:span><text:span text:style-name="T4"> </text:span><text:span text:style-name="T6">[FK_reserver_Membre]</text:span></text:p>
      <text:p text:style-name="P6">GO</text:p>
      <text:p text:style-name="P9">/****** Object: <text:s/>ForeignKey [FK_reserver_Ouvrage] <text:s text:c="3"/>Script Date: 03/16/2014 14:53:47 ******/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reserver]</text:span><text:span text:style-name="T4"> <text:s/></text:span><text:span text:style-name="T2">WITH</text:span><text:span text:style-name="T4"> </text:span><text:span text:style-name="T2">CHECK</text:span><text:span text:style-name="T4"> </text:span><text:span text:style-name="T2">ADD</text:span><text:span text:style-name="T4"> <text:s/></text:span><text:span text:style-name="T2">CONSTRAINT</text:span><text:span text:style-name="T4"> </text:span><text:span text:style-name="T6">[FK_reserver_Ouvrage]</text:span><text:span text:style-name="T4"> </text:span><text:span text:style-name="T2">FOREIGN</text:span><text:span text:style-name="T4"> </text:span><text:span text:style-name="T2">KEY</text:span><text:span text:style-name="T8">(</text:span><text:span text:style-name="T6">[numOuvrage]</text:span><text:span text:style-name="T8">)</text:span></text:p>
      <text:p text:style-name="P8"><text:span text:style-name="T2">REFERENCES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)</text:span></text:p>
      <text:p text:style-name="P6">GO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reserver]</text:span><text:span text:style-name="T4"> </text:span><text:span text:style-name="T2">CHECK</text:span><text:span text:style-name="T4"> </text:span><text:span text:style-name="T2">CONSTRAINT</text:span><text:span text:style-name="T4"> </text:span><text:span text:style-name="T6">[FK_reserver_Ouvrage]</text:span></text:p>
      <text:p text:style-name="P6">GO</text:p>
      <text:p text:style-name="P9">/****** Object: <text:s/>ForeignKey [FK_ecrire_AuteurSuperviseur] <text:s text:c="3"/>Script Date: 03/16/2014 14:53:47 ******/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ecrire]</text:span><text:span text:style-name="T4"> <text:s/></text:span><text:span text:style-name="T2">WITH</text:span><text:span text:style-name="T4"> </text:span><text:span text:style-name="T2">CHECK</text:span><text:span text:style-name="T4"> </text:span><text:span text:style-name="T2">ADD</text:span><text:span text:style-name="T4"> <text:s/></text:span><text:span text:style-name="T2">CONSTRAINT</text:span><text:span text:style-name="T4"> </text:span><text:span text:style-name="T6">[FK_ecrire_AuteurSuperviseur]</text:span><text:span text:style-name="T4"> </text:span><text:span text:style-name="T2">FOREIGN</text:span><text:span text:style-name="T4"> </text:span><text:span text:style-name="T2">KEY</text:span><text:span text:style-name="T8">(</text:span><text:span text:style-name="T6">[numAuteur]</text:span><text:span text:style-name="T8">)</text:span></text:p>
      <text:p text:style-name="P8"><text:span text:style-name="T2">REFERENCES</text:span><text:span text:style-name="T4"> </text:span><text:span text:style-name="T6">[dbo]</text:span><text:span text:style-name="T8">.</text:span><text:span text:style-name="T6">[AuteurSuperviseur]</text:span><text:span text:style-name="T2"> </text:span><text:span text:style-name="T8">(</text:span><text:span text:style-name="T6">[idAuteurSuper]</text:span><text:span text:style-name="T8">)</text:span></text:p>
      <text:p text:style-name="P6">GO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ecrire]</text:span><text:span text:style-name="T4"> </text:span><text:span text:style-name="T2">CHECK</text:span><text:span text:style-name="T4"> </text:span><text:span text:style-name="T2">CONSTRAINT</text:span><text:span text:style-name="T4"> </text:span><text:span text:style-name="T6">[FK_ecrire_AuteurSuperviseur]</text:span></text:p>
      <text:p text:style-name="P6">GO</text:p>
      <text:p text:style-name="P9">/****** Object: <text:s/>ForeignKey [FK_ecrire_Ouvrage] <text:s text:c="3"/>Script Date: 03/16/2014 14:53:47 ******/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ecrire]</text:span><text:span text:style-name="T4"> <text:s/></text:span><text:span text:style-name="T2">WITH</text:span><text:span text:style-name="T4"> </text:span><text:span text:style-name="T2">CHECK</text:span><text:span text:style-name="T4"> </text:span><text:span text:style-name="T2">ADD</text:span><text:span text:style-name="T4"> <text:s/></text:span><text:span text:style-name="T2">CONSTRAINT</text:span><text:span text:style-name="T4"> </text:span><text:span text:style-name="T6">[FK_ecrire_Ouvrage]</text:span><text:span text:style-name="T4"> </text:span><text:span text:style-name="T2">FOREIGN</text:span><text:span text:style-name="T4"> </text:span><text:span text:style-name="T2">KEY</text:span><text:span text:style-name="T8">(</text:span><text:span text:style-name="T6">[numOuvrage]</text:span><text:span text:style-name="T8">)</text:span></text:p>
      <text:p text:style-name="P8"><text:span text:style-name="T2">REFERENCES</text:span><text:span text:style-name="T4"> </text:span><text:span text:style-name="T6">[dbo]</text:span><text:span text:style-name="T8">.</text:span><text:span text:style-name="T6">[Ouvrage]</text:span><text:span text:style-name="T2"> </text:span><text:span text:style-name="T8">(</text:span><text:span text:style-name="T6">[idOuvrage]</text:span><text:span text:style-name="T8">)</text:span></text:p>
      <text:p text:style-name="P6">GO</text:p>
      <text:p text:style-name="P8"><text:span text:style-name="T2">ALTER</text:span><text:span text:style-name="T4"> </text:span><text:span text:style-name="T2">TABLE</text:span><text:span text:style-name="T4"> </text:span><text:span text:style-name="T6">[dbo]</text:span><text:span text:style-name="T8">.</text:span><text:span text:style-name="T6">[ecrire]</text:span><text:span text:style-name="T4"> </text:span><text:span text:style-name="T2">CHECK</text:span><text:span text:style-name="T4"> </text:span><text:span text:style-name="T2">CONSTRAINT</text:span><text:span text:style-name="T4"> </text:span><text:span text:style-name="T6">[FK_ecrire_Ouvrage]</text:span></text:p>
      <text:p text:style-name="P6">G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gitte </meta:initial-creator>
    <meta:creation-date>2014-03-14T12:51:05.36</meta:creation-date>
    <dc:date>2014-03-16T15:29:59.09</dc:date>
    <dc:creator>brigitte </dc:creator>
    <meta:editing-duration>PT10M58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5" meta:paragraph-count="224" meta:word-count="1407" meta:character-count="13009"/>
  </office:meta>
</office:document-meta>
</file>